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Inconsolata" svg:font-family="Inconsolata" style:font-pitch="fixed"/>
    <style:font-face style:name="Equity Text A" svg:font-family="'Equity Text A'"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Equity Text A" fo:font-weight="bold" officeooo:rsid="0015ce68" officeooo:paragraph-rsid="0015ce68" style:font-weight-asian="bold" style:font-weight-complex="bold"/>
    </style:style>
    <style:style style:name="P2" style:family="paragraph" style:parent-style-name="Standard">
      <style:text-properties fo:font-variant="small-caps" style:text-position="0% 100%" style:font-name="Equity Text A" fo:font-weight="normal" officeooo:rsid="00176207" officeooo:paragraph-rsid="00176207" style:font-size-asian="10.5pt" style:font-weight-asian="normal" style:font-weight-complex="normal"/>
    </style:style>
    <style:style style:name="P3" style:family="paragraph" style:parent-style-name="Standard">
      <style:text-properties fo:font-variant="small-caps" style:text-position="0% 100%" style:font-name="Equity Text A" fo:font-weight="normal" officeooo:rsid="00166a64" officeooo:paragraph-rsid="00166a64" style:font-size-asian="10.5pt" style:font-weight-asian="normal" style:font-weight-complex="normal"/>
    </style:style>
    <style:style style:name="P4" style:family="paragraph" style:parent-style-name="Standard">
      <style:text-properties fo:font-variant="small-caps" style:text-position="0% 100%" style:font-name="Equity Text A" fo:font-weight="bold" officeooo:rsid="00166a64" officeooo:paragraph-rsid="00166a64" style:font-size-asian="10.5pt" style:font-weight-asian="bold" style:font-weight-complex="bold"/>
    </style:style>
    <style:style style:name="P5" style:family="paragraph" style:parent-style-name="Standard">
      <style:text-properties fo:font-variant="small-caps" style:text-position="0% 100%" style:font-name="Equity Text A" fo:font-weight="bold" officeooo:rsid="00176207" officeooo:paragraph-rsid="00176207" style:font-size-asian="10.5pt" style:font-weight-asian="bold" style:font-weight-complex="bold"/>
    </style:style>
    <style:style style:name="P6" style:family="paragraph" style:parent-style-name="Standard">
      <style:text-properties fo:font-variant="small-caps" style:text-position="0% 100%" style:font-name="Equity Text A" fo:font-weight="bold" officeooo:rsid="0040e4a0" officeooo:paragraph-rsid="0040e4a0" style:font-size-asian="10.5pt" style:font-weight-asian="bold" style:font-weight-complex="bold"/>
    </style:style>
    <style:style style:name="P7" style:family="paragraph" style:parent-style-name="Standard">
      <style:text-properties fo:font-variant="small-caps" style:text-position="0% 100%" style:font-name="Equity Text A" fo:font-weight="bold" officeooo:rsid="00429106" officeooo:paragraph-rsid="00429106" style:font-size-asian="10.5pt" style:font-weight-asian="bold" style:font-weight-complex="bold"/>
    </style:style>
    <style:style style:name="P8" style:family="paragraph" style:parent-style-name="Standard">
      <style:text-properties fo:font-variant="small-caps" style:text-position="0% 100%" style:font-name="Times New Roman" fo:font-weight="normal" officeooo:rsid="00176207" officeooo:paragraph-rsid="00176207" style:font-size-asian="10.5pt" style:font-weight-asian="normal" style:font-weight-complex="normal"/>
    </style:style>
    <style:style style:name="P9" style:family="paragraph" style:parent-style-name="Standard">
      <style:text-properties fo:font-variant="normal" fo:text-transform="none" style:text-position="0% 100%" style:font-name="Inconsolata" fo:font-weight="normal" officeooo:rsid="00176207" officeooo:paragraph-rsid="00176207" style:font-size-asian="10.5pt" style:font-weight-asian="normal" style:font-weight-complex="normal"/>
    </style:style>
    <style:style style:name="P10" style:family="paragraph" style:parent-style-name="Standard">
      <style:text-properties fo:font-variant="normal" fo:text-transform="none" style:text-position="0% 100%" style:font-name="Equity Text A" fo:font-weight="normal" officeooo:rsid="003ff130" officeooo:paragraph-rsid="0060cc05" style:font-size-asian="10.5pt" style:font-weight-asian="normal" style:font-weight-complex="normal"/>
    </style:style>
    <style:style style:name="P11" style:family="paragraph" style:parent-style-name="Standard">
      <style:text-properties fo:font-variant="normal" fo:text-transform="none" style:text-position="0% 100%" style:font-name="Equity Text A" fo:font-weight="normal" officeooo:rsid="0040e4a0" officeooo:paragraph-rsid="0040e4a0" style:font-size-asian="10.5pt" style:font-weight-asian="normal" style:font-weight-complex="normal"/>
    </style:style>
    <style:style style:name="P12" style:family="paragraph" style:parent-style-name="Standard">
      <style:text-properties fo:font-variant="normal" fo:text-transform="none" style:text-position="0% 100%" style:font-name="Equity Text A" fo:font-weight="normal" officeooo:rsid="0040e4a0" officeooo:paragraph-rsid="006f879b" style:font-size-asian="10.5pt" style:font-weight-asian="normal" style:font-weight-complex="normal"/>
    </style:style>
    <style:style style:name="P13" style:family="paragraph" style:parent-style-name="Standard">
      <style:text-properties fo:font-variant="normal" fo:text-transform="none" style:text-position="0% 100%" style:font-name="Equity Text A" fo:font-weight="normal" officeooo:rsid="0060cc05" officeooo:paragraph-rsid="0060cc05" style:font-size-asian="10.5pt" style:font-weight-asian="normal" style:font-weight-complex="normal"/>
    </style:style>
    <style:style style:name="P14" style:family="paragraph" style:parent-style-name="Standard">
      <style:text-properties fo:font-variant="normal" fo:text-transform="none" style:text-position="0% 100%" style:font-name="Equity Text A" fo:font-weight="normal" officeooo:rsid="006762bb" officeooo:paragraph-rsid="006762bb" style:font-size-asian="10.5pt" style:font-weight-asian="normal" style:font-weight-complex="normal"/>
    </style:style>
    <style:style style:name="P15" style:family="paragraph" style:parent-style-name="Standard">
      <style:text-properties fo:font-variant="normal" fo:text-transform="none" style:text-position="0% 100%" style:font-name="Equity Text A" fo:font-weight="normal" officeooo:rsid="006929db" officeooo:paragraph-rsid="006929db" style:font-size-asian="10.5pt" style:font-weight-asian="normal" style:font-weight-complex="normal"/>
    </style:style>
    <style:style style:name="P16" style:family="paragraph" style:parent-style-name="Standard">
      <style:text-properties fo:font-variant="normal" fo:text-transform="none" style:text-position="0% 100%" style:font-name="Equity Text A" fo:font-weight="normal" officeooo:rsid="00715da2" officeooo:paragraph-rsid="007185ba" style:font-size-asian="10.5pt" style:font-weight-asian="normal" style:font-weight-complex="normal"/>
    </style:style>
    <style:style style:name="P17" style:family="paragraph" style:parent-style-name="Standard">
      <style:text-properties fo:font-variant="normal" fo:text-transform="none" style:text-position="0% 100%" style:font-name="Equity Text A" fo:font-weight="normal" officeooo:rsid="0073dc86" officeooo:paragraph-rsid="0073dc86" style:font-size-asian="10.5pt" style:font-weight-asian="normal" style:font-weight-complex="normal"/>
    </style:style>
    <style:style style:name="P18" style:family="paragraph" style:parent-style-name="Standard">
      <style:text-properties fo:font-variant="normal" fo:text-transform="none" style:text-position="0% 100%" style:font-name="Equity Text A" fo:font-weight="normal" officeooo:rsid="0073dc86" officeooo:paragraph-rsid="00797105" style:font-size-asian="10.5pt" style:font-weight-asian="normal" style:font-weight-complex="normal"/>
    </style:style>
    <style:style style:name="P19" style:family="paragraph" style:parent-style-name="Standard">
      <style:text-properties fo:font-variant="normal" fo:text-transform="none" style:text-position="0% 100%" style:font-name="Equity Text A" fo:font-weight="normal" officeooo:rsid="0073dc86" officeooo:paragraph-rsid="007eb7b9" style:font-size-asian="10.5pt" style:font-weight-asian="normal" style:font-weight-complex="normal"/>
    </style:style>
    <style:style style:name="P20" style:family="paragraph" style:parent-style-name="Standard">
      <style:text-properties fo:font-variant="normal" fo:text-transform="none" style:text-position="0% 100%" style:font-name="Equity Text A" fo:font-weight="normal" officeooo:rsid="00817d2d" officeooo:paragraph-rsid="008248f8" style:font-size-asian="10.5pt" style:font-weight-asian="normal" style:font-weight-complex="normal"/>
    </style:style>
    <style:style style:name="P21" style:family="paragraph" style:parent-style-name="Standard">
      <style:text-properties fo:font-variant="normal" fo:text-transform="none" style:text-position="0% 100%" style:font-name="Equity Text A" fo:font-weight="normal" officeooo:rsid="00846e3d" officeooo:paragraph-rsid="00878d54" style:font-size-asian="10.5pt" style:font-weight-asian="normal" style:font-weight-complex="normal"/>
    </style:style>
    <style:style style:name="P22" style:family="paragraph" style:parent-style-name="Standard">
      <style:text-properties fo:font-variant="normal" fo:text-transform="none" style:text-position="0% 100%" style:font-name="Equity Text A" style:text-underline-style="none" fo:font-weight="normal" officeooo:rsid="003307af" officeooo:paragraph-rsid="00471d58" style:font-size-asian="10.5pt" style:font-weight-asian="normal" style:font-weight-complex="normal"/>
    </style:style>
    <style:style style:name="P23" style:family="paragraph" style:parent-style-name="Standard">
      <style:text-properties fo:font-variant="normal" fo:text-transform="none" style:text-position="0% 100%" style:font-name="Equity Text A" fo:font-weight="bold" officeooo:rsid="00429106" officeooo:paragraph-rsid="006414d6" style:font-size-asian="10.5pt" style:font-weight-asian="bold" style:font-weight-complex="bold"/>
    </style:style>
    <style:style style:name="P24" style:family="paragraph" style:parent-style-name="Standard">
      <style:text-properties fo:font-variant="normal" fo:text-transform="none" style:text-position="0% 100%" style:font-name="Equity Text A" fo:font-weight="bold" officeooo:rsid="006414d6" officeooo:paragraph-rsid="006414d6" style:font-size-asian="10.5pt" style:font-weight-asian="bold" style:font-weight-complex="bold"/>
    </style:style>
    <style:style style:name="P25" style:family="paragraph" style:parent-style-name="Standard">
      <style:text-properties fo:font-variant="normal" fo:text-transform="none" style:text-position="0% 100%" style:font-name="Equity Text A" fo:font-weight="bold" officeooo:rsid="00642bf5" officeooo:paragraph-rsid="00642bf5" style:font-size-asian="10.5pt" style:font-weight-asian="bold" style:font-weight-complex="bold"/>
    </style:style>
    <style:style style:name="P26" style:family="paragraph" style:parent-style-name="Standard">
      <style:text-properties fo:font-variant="normal" fo:text-transform="none" style:text-position="0% 100%" style:font-name="Equity Text A" fo:font-weight="bold" officeooo:rsid="004e796e" officeooo:paragraph-rsid="006d2597" style:font-size-asian="10.5pt" style:font-weight-asian="bold" style:font-weight-complex="bold"/>
    </style:style>
    <style:style style:name="P27" style:family="paragraph" style:parent-style-name="Standard">
      <style:text-properties fo:font-variant="normal" fo:text-transform="none" style:text-position="0% 100%" style:font-name="Equity Text A" fo:font-weight="bold" officeooo:rsid="006d2597" officeooo:paragraph-rsid="006d2597" style:font-size-asian="10.5pt" style:font-weight-asian="bold" style:font-weight-complex="bold"/>
    </style:style>
    <style:style style:name="P28" style:family="paragraph" style:parent-style-name="Standard">
      <style:text-properties fo:font-variant="normal" fo:text-transform="none" style:text-position="0% 100%" style:font-name="Equity Text A" style:text-underline-style="solid" style:text-underline-width="auto" style:text-underline-color="font-color" fo:font-weight="normal" officeooo:rsid="00878d54" officeooo:paragraph-rsid="00878d54" style:font-size-asian="10.5pt" style:font-weight-asian="normal" style:font-weight-complex="normal"/>
    </style:style>
    <style:style style:name="P29" style:family="paragraph" style:parent-style-name="Standard">
      <style:text-properties fo:font-variant="normal" fo:text-transform="none" style:text-position="0% 100%" style:font-name="Equity Text A" style:text-underline-style="solid" style:text-underline-width="auto" style:text-underline-color="font-color" fo:font-weight="normal" officeooo:rsid="00878d54" officeooo:paragraph-rsid="008b43ba" style:font-size-asian="10.5pt" style:font-weight-asian="normal" style:font-weight-complex="normal"/>
    </style:style>
    <style:style style:name="P30" style:family="paragraph" style:parent-style-name="Standard">
      <style:text-properties fo:font-variant="normal" fo:text-transform="none" style:text-position="0% 100%" style:font-name="Inconsolata" fo:font-weight="normal" officeooo:rsid="003ff130" officeooo:paragraph-rsid="005fd5af" style:font-size-asian="10.5pt" style:font-weight-asian="normal" style:font-weight-complex="normal"/>
    </style:style>
    <style:style style:name="P31" style:family="paragraph" style:parent-style-name="Standard">
      <style:text-properties fo:font-variant="normal" fo:text-transform="none" style:text-position="0% 100%" style:font-name="Inconsolata" fo:font-weight="normal" officeooo:rsid="00176207" officeooo:paragraph-rsid="005fd5af" style:font-size-asian="10.5pt" style:font-weight-asian="normal" style:font-weight-complex="normal"/>
    </style:style>
    <style:style style:name="P32" style:family="paragraph" style:parent-style-name="Standard">
      <style:text-properties fo:font-variant="normal" fo:text-transform="none" style:text-position="0% 100%" style:font-name="Inconsolata" fo:font-weight="normal" officeooo:rsid="005fd5af" officeooo:paragraph-rsid="005fd5af" style:font-size-asian="10.5pt" style:font-weight-asian="normal" style:font-weight-complex="normal"/>
    </style:style>
    <style:style style:name="P33" style:family="paragraph" style:parent-style-name="Standard">
      <style:text-properties fo:font-variant="small-caps" style:text-position="0% 100%" style:font-name="Equity Text A" fo:font-weight="bold" officeooo:rsid="0042f06e" officeooo:paragraph-rsid="006e0621" style:font-size-asian="10.5pt" style:font-weight-asian="bold" style:font-weight-complex="bold"/>
    </style:style>
    <style:style style:name="P34" style:family="paragraph" style:parent-style-name="Standard" style:master-page-name="">
      <style:paragraph-properties style:page-number="auto" fo:keep-with-next="always"/>
      <style:text-properties fo:font-variant="small-caps" style:text-position="0% 100%" style:font-name="Equity Text A" fo:font-weight="bold" officeooo:rsid="00429106" officeooo:paragraph-rsid="004e641d" style:font-size-asian="10.5pt" style:font-weight-asian="bold" style:font-weight-complex="bold"/>
    </style:style>
    <style:style style:name="P35" style:family="paragraph" style:parent-style-name="Standard">
      <style:paragraph-properties fo:keep-with-next="always"/>
      <style:text-properties fo:font-variant="normal" fo:text-transform="none" style:text-position="0% 100%" style:font-name="Equity Text A" fo:font-weight="normal" officeooo:rsid="0040e4a0" officeooo:paragraph-rsid="0040e4a0" style:font-size-asian="10.5pt" style:font-weight-asian="normal" style:font-weight-complex="normal"/>
    </style:style>
    <style:style style:name="P36" style:family="paragraph" style:parent-style-name="Footnote">
      <style:text-properties officeooo:rsid="006d2597" officeooo:paragraph-rsid="006d2597"/>
    </style:style>
    <style:style style:name="P37" style:family="paragraph" style:parent-style-name="Footnote">
      <style:text-properties officeooo:rsid="007cf45f" officeooo:paragraph-rsid="007cf45f"/>
    </style:style>
    <style:style style:name="P38" style:family="paragraph" style:parent-style-name="Footnote">
      <style:text-properties officeooo:rsid="0088e513" officeooo:paragraph-rsid="0088e513"/>
    </style:style>
    <style:style style:name="P39" style:family="paragraph">
      <loext:graphic-properties draw:fill="solid" draw:fill-color="#ffffff"/>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40" style:family="paragraph">
      <loext:graphic-properties draw:fill="solid" draw:fill-color="#000000"/>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style:font-name="Equity Text A"/>
    </style:style>
    <style:style style:name="T2" style:family="text">
      <style:text-properties style:font-name="Equity Text A" officeooo:rsid="005b6893"/>
    </style:style>
    <style:style style:name="T3" style:family="text">
      <style:text-properties style:font-name="Equity Text A" officeooo:rsid="005fd5af"/>
    </style:style>
    <style:style style:name="T4" style:family="text">
      <style:text-properties style:text-underline-style="none"/>
    </style:style>
    <style:style style:name="T5" style:family="text">
      <style:text-properties style:text-underline-style="none" fo:font-weight="normal" style:font-weight-asian="normal" style:font-weight-complex="normal"/>
    </style:style>
    <style:style style:name="T6" style:family="text">
      <style:text-properties style:text-underline-style="none" fo:font-weight="normal" officeooo:rsid="006b43ba" style:font-weight-asian="normal" style:font-weight-complex="normal"/>
    </style:style>
    <style:style style:name="T7" style:family="text">
      <style:text-properties style:text-underline-style="none" fo:font-weight="normal" officeooo:rsid="006d2597" style:font-weight-asian="normal" style:font-weight-complex="normal"/>
    </style:style>
    <style:style style:name="T8" style:family="text">
      <style:text-properties style:text-underline-style="none" fo:font-weight="normal" officeooo:rsid="006e0621" style:font-weight-asian="normal" style:font-weight-complex="normal"/>
    </style:style>
    <style:style style:name="T9" style:family="text">
      <style:text-properties style:text-underline-style="none" fo:font-weight="normal" officeooo:rsid="00879b9c" style:font-weight-asian="normal" style:font-weight-complex="normal"/>
    </style:style>
    <style:style style:name="T10" style:family="text">
      <style:text-properties style:text-underline-style="none" officeooo:rsid="00879b9c"/>
    </style:style>
    <style:style style:name="T11" style:family="text">
      <style:text-properties style:text-underline-style="none" officeooo:rsid="008b43ba"/>
    </style:style>
    <style:style style:name="T12" style:family="text">
      <style:text-properties style:text-underline-style="none" officeooo:rsid="008cb7a1"/>
    </style:style>
    <style:style style:name="T13" style:family="text">
      <style:text-properties officeooo:rsid="003ff130"/>
    </style:style>
    <style:style style:name="T14" style:family="text">
      <style:text-properties fo:font-weight="normal" style:font-weight-asian="normal" style:font-weight-complex="normal"/>
    </style:style>
    <style:style style:name="T15" style:family="text">
      <style:text-properties fo:font-weight="normal" officeooo:rsid="0062afac" style:font-weight-asian="normal" style:font-weight-complex="normal"/>
    </style:style>
    <style:style style:name="T16" style:family="text">
      <style:text-properties fo:font-weight="normal" officeooo:rsid="006414d6" style:font-weight-asian="normal" style:font-weight-complex="normal"/>
    </style:style>
    <style:style style:name="T17" style:family="text">
      <style:text-properties fo:font-weight="normal" officeooo:rsid="00642bf5" style:font-weight-asian="normal" style:font-weight-complex="normal"/>
    </style:style>
    <style:style style:name="T18" style:family="text">
      <style:text-properties fo:font-weight="normal" officeooo:rsid="00661888" style:font-weight-asian="normal" style:font-weight-complex="normal"/>
    </style:style>
    <style:style style:name="T19" style:family="text">
      <style:text-properties officeooo:rsid="005fd5af"/>
    </style:style>
    <style:style style:name="T20" style:family="text">
      <style:text-properties style:font-name="Equity Text A"/>
    </style:style>
    <style:style style:name="T21" style:family="text">
      <style:text-properties style:font-name="Equity Text A" officeooo:rsid="005fd5af"/>
    </style:style>
    <style:style style:name="T22" style:family="text">
      <style:text-properties officeooo:rsid="0060cc05"/>
    </style:style>
    <style:style style:name="T23" style:family="text">
      <style:text-properties officeooo:rsid="0062afac"/>
    </style:style>
    <style:style style:name="T24" style:family="text">
      <style:text-properties officeooo:rsid="00661888"/>
    </style:style>
    <style:style style:name="T25" style:family="text">
      <style:text-properties officeooo:rsid="006929db"/>
    </style:style>
    <style:style style:name="T26" style:family="text">
      <style:text-properties officeooo:rsid="006afa2b"/>
    </style:style>
    <style:style style:name="T27" style:family="text">
      <style:text-properties officeooo:rsid="006b43ba"/>
    </style:style>
    <style:style style:name="T28" style:family="text">
      <style:text-properties style:text-underline-style="solid" style:text-underline-width="auto" style:text-underline-color="font-color"/>
    </style:style>
    <style:style style:name="T29" style:family="text">
      <style:text-properties style:text-underline-style="solid" style:text-underline-width="auto" style:text-underline-color="font-color" fo:font-weight="normal" style:font-weight-asian="normal" style:font-weight-complex="normal"/>
    </style:style>
    <style:style style:name="T30" style:family="text">
      <style:text-properties style:text-underline-style="solid" style:text-underline-width="auto" style:text-underline-color="font-color" fo:font-weight="normal" officeooo:rsid="006b43ba" style:font-weight-asian="normal" style:font-weight-complex="normal"/>
    </style:style>
    <style:style style:name="T31" style:family="text">
      <style:text-properties style:text-underline-style="solid" style:text-underline-width="auto" style:text-underline-color="font-color" fo:font-weight="normal" officeooo:rsid="006e0621" style:font-weight-asian="normal" style:font-weight-complex="normal"/>
    </style:style>
    <style:style style:name="T32" style:family="text">
      <style:text-properties style:text-underline-style="solid" style:text-underline-width="auto" style:text-underline-color="font-color" fo:font-weight="normal" officeooo:rsid="00885dc0" style:font-weight-asian="normal" style:font-weight-complex="normal"/>
    </style:style>
    <style:style style:name="T33" style:family="text">
      <style:text-properties officeooo:rsid="006e0621"/>
    </style:style>
    <style:style style:name="T34" style:family="text">
      <style:text-properties officeooo:rsid="007185ba"/>
    </style:style>
    <style:style style:name="T35" style:family="text">
      <style:text-properties officeooo:rsid="0077889c"/>
    </style:style>
    <style:style style:name="T36" style:family="text">
      <style:text-properties officeooo:rsid="00797105"/>
    </style:style>
    <style:style style:name="T37" style:family="text">
      <style:text-properties officeooo:rsid="008248f8"/>
    </style:style>
    <style:style style:name="T38" style:family="text">
      <style:text-properties officeooo:rsid="0085b895"/>
    </style:style>
    <style:style style:name="gr1" style:family="graphic">
      <style:graphic-properties fo:margin-top="0in" fo:margin-bottom="0in" style:run-through="foreground" style:wrap="run-through" style:number-wrapped-paragraphs="no-limit" style:vertical-pos="from-top" style:horizontal-pos="from-left" style:horizontal-rel="paragraph"/>
    </style:style>
    <style:style style:name="gr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1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2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3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3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4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4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5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6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6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7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7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8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8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8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8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8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8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8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8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8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8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9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9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9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9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9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9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9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9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9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9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0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0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0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0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0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0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0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0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0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0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1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1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1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1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1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1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1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1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1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1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2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2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2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12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2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2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2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2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2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2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3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3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13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3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3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3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3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13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3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13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4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4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4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4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4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Jon Powers Lab <text:span text:style-name="T19">3</text:span>—Analysis Document </text:p>
      <text:p text:style-name="P1"/>
      <text:p text:style-name="P5">Usage</text:p>
      <text:p text:style-name="P2"/>
      <text:p text:style-name="P9">Lab<text:span text:style-name="T19">3Main</text:span> <text:span text:style-name="T13">mode encoding_file input_file </text:span>output<text:span text:style-name="T19">_f</text:span>ile <text:span text:style-name="T19">[rich_text]</text:span></text:p>
      <text:p text:style-name="P9"/>
      <text:p text:style-name="P30">m<text:span text:style-name="T19">ode</text:span>:<text:tab/><text:tab/><text:tab/><text:span text:style-name="T3">Either “encode” or “decode”, indicating whether the input file should be treated</text:span></text:p>
      <text:p text:style-name="P30"><text:span text:style-name="T3"><text:tab/><text:tab/><text:tab/>as a clear text file that needs to be encoded or as a Huffman encoded file that needs</text:span></text:p>
      <text:p text:style-name="P30"><text:span text:style-name="T3"><text:tab/><text:tab/><text:tab/>to be decoded.</text:span></text:p>
      <text:p text:style-name="P31"><text:span text:style-name="T19">encoding_file</text:span>:<text:tab/><text:span text:style-name="T1">The </text:span><text:span text:style-name="T3">file containing the frequency table to be used to generate the Huffman </text:span></text:p>
      <text:p text:style-name="P31"><text:span text:style-name="T3"><text:tab/><text:tab/><text:tab/>encoding.</text:span><text:span text:style-name="T1"> </text:span><text:span text:style-name="T3">The format of this file must be one entry per line, with a single character</text:span></text:p>
      <text:p text:style-name="P31"><text:span text:style-name="T3"><text:tab/><text:tab/><text:tab/>followed by whitespace and any non-digit characters. followed by the character’s</text:span></text:p>
      <text:p text:style-name="P31"><text:span text:style-name="T3"><text:tab/><text:tab/><text:tab/>frequency value as an integer.</text:span></text:p>
      <text:p text:style-name="P32">input_file:<text:tab/><text:tab/><text:span text:style-name="T1">The file containing the data to be encoded or decoded. Multiple items can be</text:span></text:p>
      <text:p text:style-name="P32"><text:span text:style-name="T1"><text:tab/><text:tab/><text:tab/>included in the file, one per line. Comments and configuration settings can be</text:span></text:p>
      <text:p text:style-name="P32"><text:span text:style-name="T1"><text:tab/><text:tab/><text:tab/>included in this file for each item, as described below.</text:span></text:p>
      <text:p text:style-name="P9">output<text:span text:style-name="T19">_f</text:span>ile:<text:tab/><text:span text:style-name="T1">The file that output will be written to. Any existing file with the same name will <text:tab/><text:tab/><text:tab/><text:tab/>be overwritten.</text:span></text:p>
      <text:p text:style-name="P31"><text:span text:style-name="T19">rich_text</text:span>:<text:span text:style-name="T1"><text:tab/><text:tab/>Optional. If “</text:span><text:span text:style-name="T3">enable</text:span><text:span text:style-name="T1">” (without quotes) is provided as a </text:span><text:span text:style-name="T3">fifth </text:span><text:span text:style-name="T1">argument to <text:s/>the <text:tab/><text:tab/><text:tab/><text:tab/>program, </text:span><text:span text:style-name="T3">the program will encode and decode text in a manner that preserves</text:span></text:p>
      <text:p text:style-name="P31"><text:span text:style-name="T3"><text:tab/><text:tab/><text:tab/>capitalization, spaces, and some basic punctuation. This feature is described </text:span></text:p>
      <text:p text:style-name="P31"><text:span text:style-name="T3"><text:tab/><text:tab/><text:tab/>in more detail below</text:span><text:span text:style-name="T2">.</text:span></text:p>
      <text:p text:style-name="P8"/>
      <text:p text:style-name="P4">General Overview</text:p>
      <text:p text:style-name="P3"/>
      <text:p text:style-name="P10">This program <text:span text:style-name="T22">proceeds in three main steps. First, the frequency table is read in and used to generate a Huffman Tree. Next, Huffman codes are generated for each character in the encoding space by traversing up the Huffman tree starting at that character’s leaf node and recording the route to the tree root; a binary tree is also constructed to aid in looking up the codes for individual characters. Last, the program calls either encoding or decoding routines to process data from the input file. </text:span></text:p>
      <text:p text:style-name="P10"/>
      <text:p text:style-name="P13">By default, all white space and punctuation is ignored, but a rich-text enhancement has been implemented to preserve spaces and basic punctuation, which increases the readability of decoded text. The rich-text and non–rich-text encodings are not interchangeable. <text:s/></text:p>
      <text:p text:style-name="P10"/>
      <text:p text:style-name="P6"><text:span text:style-name="T23">Building the Huffman Tree</text:span></text:p>
      <text:p text:style-name="P11"/>
      <text:p text:style-name="P23"><text:span text:style-name="T15">Upon startup, the program reads in the frequency table file, and each character and its frequency is used to insta</text:span><text:span text:style-name="T16">ntiate a HuffmanNode object, which is then placed into a PriorityQueue. The PriorityQueue is implemented as a min-heap, which uses the isLessThan() method of the HuffmanNodes to compare the HuffmanNodes against each other. This isLessThan() method implements the prioritization rules provided to us in the program specifications. The PriorityQueue implements push() and pop() methods to add and remove items from the underlying heap, and each time there is a change to the heap it is reordered to restore its correct internal ordering.</text:span></text:p>
      <text:p text:style-name="P23"><text:span text:style-name="T16"/></text:p>
      <text:p text:style-name="P24"><text:span text:style-name="T14">Once initialized with the character information from the frequency table, the PriorityQueue is then passed to a HuffmanTree instance, which does all of the heavy lifting in this program. The first action </text:span><text:soft-page-break/><text:span text:style-name="T14">item is to construct </text:span><text:span text:style-name="T17">the HuffmanTree that is used to generate our encoding. We do this by repeatedly taking the two lowest-priority items off the PriorityQueue, using them to construct an internal parent node, and then pushing the parent node back onto the PriorityQueue. Together, the HuffmanNodes form a binary tree implemented as a linked list. We maintain pointers to the leaf nodes and the final tree root for future use.</text:span></text:p>
      <text:p text:style-name="P24"><text:span text:style-name="T17"/></text:p>
      <text:p text:style-name="P25"><text:span text:style-name="T14">For each leaf node (which represents an individual character from the frequency table), its Huffman code is generated by starting at the leaf node and traversing up the HuffmanTree until reaching the tree root. At each juncture, we note whether we are coming from a left node or a right node, which is used to add a “0” or “1” to the beginning of the code. These codes are used to initialize HuffmanCode objects for each character, and those HuffmanCode objects are used to create a binary search tree implemented in an array for encoding purposes.</text:span></text:p>
      <text:p text:style-name="P25"><text:span text:style-name="T14"/></text:p>
      <text:p text:style-name="P25"><text:span text:style-name="T14">At the end of this start-up process, the HuffmanTree has constructed a Huffman tree and maintains a pointer to the root, which can then be used for decoding purposes. It also has constructed a binary search tree containing the clear-text characters </text:span><text:span text:style-name="T18">and their associated Huffman codes. The search tree is organized by clear-text character and is intended for use during encoding. Together, the Huffman tree and the binary search tree provide the basis for our encoding/decoding functionality.</text:span></text:p>
      <text:p text:style-name="P25"><text:span text:style-name="T18"/></text:p>
      <text:p text:style-name="P7"><text:span text:style-name="T24">Encoding</text:span> <text:span text:style-name="T24">and Decoding; Rich Text Enhancement</text:span></text:p>
      <text:p text:style-name="P11"/>
      <text:p text:style-name="P14">The program operates in either encoding mode or decoding mode depending on what is specified by the user at the command line. When set up to encode, the input file is read and the clear-text message is placed onto a stack one character at a time. The resulting StringStack is then passed to the HuffmanTree.encodeString() method, which <text:span text:style-name="T25">uses the binary search tree constructed previously to look up the Huffman code associated with each character.</text:span></text:p>
      <text:p text:style-name="P14"/>
      <text:p text:style-name="P15">If the rich-text enhancement is enabled, then two bits are added to the end of each character’s Huffman code. The first bit indicates whether the character is a capital letter—1 indicating that it is capitalized and 0 indicating lower case—and the second bit indicates whether there is a space after the character. The basic punctuation is injected into the PriorityQueue used to build the HuffmanTree, so punctuation characters will have their own unique Huffman code.<text:note text:id="ftn2" text:note-class="footnote"><text:note-citation>1</text:note-citation><text:note-body><text:p text:style-name="P38">The punctuation set is hard coded into the program and is injected after reading in the frequency table. Issues could arise if the frequency table contains punctuation characters that duplicate punctuation that is injected by the program when running in rich-text mode.</text:p></text:note-body></text:note></text:p>
      <text:p text:style-name="P15"/>
      <text:p text:style-name="P15">When operating in decoding mode, the program reads the input file into <text:span text:style-name="T26">StringStacks just like when encoding. A StringStack is then passed to HuffmanTree.decode(), which uses the Huffman tree we constructed earlier to decode the string of 1s and 0s. The process is as follows: We set the starting point as the root of the Huffman tree, and then we continue to pop off characters from the StringStack, going to the left-child node if the character is a 0 and going to the right-child node if it’s a 1. If we land on a leaf node, we get the character associated with that leaf node, add it to our output string, and the reset our position to the tree root. We continue this process until the StringStack is empty, and then return the output string. If the StringStack becomes empty before we reach a leaf node, then something’s gone horribly wrong and either the encoded string is malformed or we have the wrong Huffman tree for decoding the message.</text:span></text:p>
      <text:p text:style-name="P15"/>
      <text:p text:style-name="P34"><text:soft-page-break/><text:span text:style-name="T27">File Format and Input; Configuration Options</text:span></text:p>
      <text:p text:style-name="P35"/>
      <text:p text:style-name="P26"><text:span text:style-name="T30">Frequency Table</text:span><text:span text:style-name="T6">. The frequency table must be formatted with one entry per line. The first character is the </text:span><text:span text:style-name="T7">clear-text </text:span><text:span text:style-name="T6">character associated with the entry, such as “A” or “B.” </text:span><text:span text:style-name="T7">After the clear text character, the integer frequency value should be included; other characters may or may not be included between the clear-text character and its associated frequency.</text:span><text:span text:style-name="T7"><text:note text:id="ftn0" text:note-class="footnote"><text:note-citation>2</text:note-citation><text:note-body><text:p text:style-name="P36">Technically, the frequency value can come before the clear-text character (e.g., “19 – A”) or could even be mixed together with the clear-text character (e.g., “1A9” or “1-A9/”). A more strict format could be required, but this approach is sufficient for our purposes.</text:p></text:note-body></text:note></text:span><text:span text:style-name="T7"> Any characters other than letters and digits will be ignored, </text:span><text:span text:style-name="T9">and a frequency table that contains multiple entries for the same character will be rejected (regardless of whether the frequency values match).</text:span></text:p>
      <text:p text:style-name="P26"><text:span text:style-name="T7"/></text:p>
      <text:p text:style-name="P27"><text:span text:style-name="T29">Input File;</text:span><text:span text:style-name="T31"> </text:span><text:span text:style-name="T32">Configuration Options</text:span><text:span text:style-name="T5">. The input file </text:span><text:span text:style-name="T8">must contain one input string per line, and blank lines are ignored. In addition, comments and configuration options may be included on lines preceding the input. Lines starting with # are interpreted as comments, and lines beginning with &gt; are treated as containing configuration information. The mode may be specified by the configuration keywords “encode” or “decode,” and rich-text may be enabled or disabled by “rich-text-on” or “rich-text-off”, respectively. These configuration setting only apply to the input line they precede and override and configurations specified by the user on the command line.</text:span></text:p>
      <text:p text:style-name="P26"><text:span text:style-name="T7"/></text:p>
      <text:p text:style-name="P33">Data Structures Used</text:p>
      <text:p text:style-name="P33"/>
      <text:p text:style-name="P16">This program uses a variety <text:span text:style-name="T34">of data structures to implement its functionality. The routines to process the input file to encode or decode make extensive use of stacks. Stacks are used primarily because the data is processed one character of a time, regardless of whether we’re encoding or decoding that data. The stack gives us access to exactly what we need in O(1) time and is a convenient way to get exactly what we need and keep track of where we are in the processing of the input data. </text:span></text:p>
      <text:p text:style-name="P16"/>
      <text:p text:style-name="P16"><text:span text:style-name="T34">The priority queue used in constructing the Huffman tree is based on a min-heap data structure implemented within an array. The heap is set up using the precedence rules specified in the lab requirements, and the actual method implementing the comparison is contained within the HuffmanNodes themselves. The heap supports adding and removing items. When adding a new item, it is placed at the last available position at the bottom of the heap, and then it’s repeatedly compared with its parent and swapped until it is no longer smaller than its parent. Similarly, when an item is removed from the heap, it is swapped with the lowest item on the heap, which is them repeatedly compared with its largest child and swapped until it is no longer larger than its largest child. In this way, we can maintain the order of the heap while still allowing changes to be made to it.</text:span></text:p>
      <text:p text:style-name="P16"/>
      <text:p text:style-name="P17">This min-heap implements a priority queue where the left-most item in the Huffman tree is prioritized by virtue of always being at the top of the heap (and thus being the item that is first popped off). We use this priority queue to construct a Huffman tree, which is made by taking the two lowest-priority items, creating a parent node for them, pushing the parent node onto the heap, and repeating the process until the heap only contains a single item, which will be the root of the Huffman tree. The priority queue provides a convenient way to track and organize the nodes as we build the tree.</text:p>
      <text:p text:style-name="P17"/>
      <text:p text:style-name="P18">Although the min-heap is implemented using an array for efficient access to the members of the heap, the Huffman tree is implemented as a linked list, where each HuffmanNode maintains pointers to its parent <text:soft-page-break/>and its children. This simplifies traversal of the tree, <text:span text:style-name="T35">which are required for decoding characters as well as for generated the Huffman codes for each character. The decoding process requires us to begin at the root of the Huffman tree and move to the left or right child of the current node based on whether the next encoded character is a 0 or 1, respectively, until we reach a leaf node. Having the child pointers makes this process easy. Similarly, to generate the Huffman code for a character, we start at that character’s associated leaf node and traverse up the tree until we reach the tree root, recording a 0 at each juncture if we came from the left and a 1 if we came from the right. Having a parent pointer (as well as a boolean attribute indicating whether the HuffmanNode is a left child) makes this process simple and easy to read.</text:span></text:p>
      <text:p text:style-name="P18"/>
      <text:p text:style-name="P19"><text:span text:style-name="T36">Finally, the HuffmanTree class builds a binary search tree to assist in the encoding process. The tree is again implemented in an array for access efficiency, though this came at the major cost of space efficiency. If the binary search tree were complete or almost complete, then the height of the tree would be about </text:span><text:span text:style-name="T36"><draw:g text:anchor-type="as-char" svg:y="-0.1173in" draw:z-index="0" draw:style-name="gr1"><svg:title>TexMaths</svg:title><svg:desc>12§display§\log n§svg§600§FALSE§</svg:desc><draw:polygon draw:style-name="gr2" draw:text-style-name="P39" svg:width="0.3417in" svg:height="0.1488in" svg:x="0in" svg:y="0in" svg:viewBox="0 0 869 379" draw:points="434,379 0,379 0,0 869,0 869,379"><text:p/></draw:polygon><draw:path draw:style-name="gr3" draw:text-style-name="P40" svg:width="0.037in" svg:height="0.1157in" svg:x="0.0051in" svg:y="0in" svg:viewBox="0 0 95 295" svg:d="M61 0l-61 5v13c30 0 34 4 34 23v222c0 19-5 19-34 19v13c14-1 36-1 47-1s32 0 48 1v-13c-29 0-34 0-34-19z"><text:p/></draw:path><draw:path draw:style-name="gr4" draw:text-style-name="P40" svg:width="0.0736in" svg:height="0.0772in" svg:x="0.0504in" svg:y="0.0413in" svg:viewBox="0 0 188 197" svg:d="M188 100c0-54-43-100-94-100-53 0-94 46-94 100s44 97 94 97c51 0 94-44 94-97zM94 186c-18 0-36-10-48-29-10-18-10-45-10-61s0-39 10-59c10-19 31-27 48-27 19 0 37 8 48 26 10 19 10 44 10 60s0 39-9 57c-9 19-28 33-49 33z"><text:p/></draw:path><draw:path draw:style-name="gr5" draw:text-style-name="P40" svg:width="0.076in" svg:height="0.1102in" svg:x="0.1339in" svg:y="0.0402in" svg:viewBox="0 0 194 281" svg:d="M83 119c-37 0-37-42-37-51 0-13 0-26 6-37 3-4 13-17 31-17 36 0 36 43 36 52 0 12 0 26-6 36-5 7-15 17-30 17zM32 136c0-2 0-12 9-20 15 13 33 13 42 13 39 0 68-29 68-61 0-17-7-32-18-41 16-15 31-17 39-17 1 0 3 0 3 0-5 2-6 7-6 12 0 7 6 12 12 12 4 0 13-3 13-12s-6-22-22-22c-9 0-27 2-45 20-18-14-36-15-44-15-40 0-70 29-70 61 0 20 10 35 21 45-6 6-14 20-14 35 0 13 6 30 20 37-27 9-40 27-40 44 0 30 42 54 94 54 50 0 94-22 94-56 0-14-7-36-27-48-24-12-48-12-73-12-11 0-29 0-33 0-13-2-23-16-23-29zM94 270c-44 0-72-20-72-43 0-21 16-35 34-37h26c36 0 84 0 84 37 0 23-30 43-72 43z"><text:p/></draw:path><draw:path draw:style-name="gr6" draw:text-style-name="P40" svg:width="0.0898in" svg:height="0.0756in" svg:x="0.2465in" svg:y="0.0425in" svg:viewBox="0 0 229 193" svg:d="M25 163c-1 7-3 17-3 19 0 7 4 11 12 11 4 0 12-4 15-11 1-1 6-22 9-33l8-38c4-9 6-18 8-28 2-8 5-20 5-22 6-13 29-51 69-51 19 0 22 15 22 30 0 25-19 81-26 99-4 9-5 14-5 19 0 20 16 35 35 35 40 0 55-62 55-65 0-4-3-4-5-4-4 0-4 0-6 7-9 29-22 52-43 52-7 0-9-3-9-13 0-11 3-22 7-31 7-22 25-69 25-93 0-29-18-46-48-46-38 0-60 27-66 36-2-23-19-36-40-36-19 0-27 17-32 24-6 15-12 40-12 41 0 5 4 5 5 5 5 0 5 0 7-10 7-30 16-50 31-50 9 0 13 4 13 19 0 8-1 13-6 36z"><text:p/></draw:path></draw:g></text:span><text:span text:style-name="T36">, where </text:span><text:span text:style-name="T36"><draw:g text:anchor-type="as-char" svg:y="-0.0756in" draw:z-index="1" draw:style-name="gr1"><svg:title>TexMaths</svg:title><svg:desc>12§display§n§svg§600§FALSE§</svg:desc><draw:polygon draw:style-name="gr7" draw:text-style-name="P39" svg:width="0.0996in" svg:height="0.0713in" svg:x="0in" svg:y="0.002in" svg:viewBox="0 0 254 182" draw:points="127,182 0,182 0,0 254,0 254,182"><text:p/></draw:polygon><draw:path draw:style-name="gr8" draw:text-style-name="P40" svg:width="0.0898in" svg:height="0.0752in" svg:x="0.0047in" svg:y="0in" svg:viewBox="0 0 229 192" svg:d="M25 162c-1 7-3 16-3 18 0 8 4 12 12 12 4 0 12-4 15-12 1 0 6-21 9-31l8-39c4-8 6-18 8-27s5-21 5-22c6-13 29-51 69-51 19 0 22 15 22 30 0 25-19 80-26 97-4 10-5 15-5 20 0 20 16 35 35 35 40 0 55-61 55-65 0-5-3-5-5-5-4 0-4 1-6 9-9 28-22 51-43 51-7 0-9-4-9-13 0-11 3-22 7-31 7-22 25-69 25-92 0-29-18-46-48-46-38 0-60 26-66 36-2-23-19-36-40-36-19 0-27 17-32 24-6 14-12 39-12 41 0 4 4 4 5 4 5 0 5 0 7-9 7-30 16-50 31-50 9 0 13 4 13 19 0 8-1 13-6 36z"><text:p/></draw:path></draw:g></text:span><text:span text:style-name="T36"><text:s/>is the number of characters covered by the encoding. However, the tree construction routine does not attempt to pick the median character for the root of the tree, and the characters are picked in essentially random order.</text:span><text:span text:style-name="T36"><text:note text:id="ftn1" text:note-class="footnote"><text:note-citation>3</text:note-citation><text:note-body><text:p text:style-name="P37">Specifically, they are in the order that they were popped off the priority queue, which is generally least frequent to most frequent.</text:p></text:note-body></text:note></text:span><text:span text:style-name="T36"> Thus, we have no guarantees about how dense and compact the search tree will be. At worst case, there would be only one character per level (a single line of parent-child, parent-child, parent-child …), which would require an array of size </text:span><text:span text:style-name="T36"><draw:g text:anchor-type="as-char" svg:y="-0.2575in" draw:z-index="2" draw:style-name="gr1"><svg:title>TexMaths</svg:title><svg:desc>12§display§\sum_{i=0}^{n}2^i=\frac{n(2^n+1)}{2}§svg§600§FALSE§</svg:desc><draw:polygon draw:style-name="gr9" draw:text-style-name="P39" svg:width="1.3354in" svg:height="0.4539in" svg:x="0in" svg:y="0.0016in" svg:viewBox="0 0 3393 1154" draw:points="1697,1154 0,1154 0,0 3393,0 3393,1154"><text:p/></draw:polygon><draw:path draw:style-name="gr10" draw:text-style-name="P40" svg:width="0.0709in" svg:height="0.0524in" svg:x="0.0843in" svg:y="0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11" draw:text-style-name="P40" svg:width="0.2213in" svg:height="0.2327in" svg:x="0.0094in" svg:y="0.1016in" svg:viewBox="0 0 563 592" svg:d="M511 592l52-136h-11c-17 45-61 74-110 86-9 2-51 13-132 13h-255l216-252c3-3 4-5 4-8 0 0 0-1-4-6l-197-269h232c56 0 95 6 100 6 22 5 58 11 92 33 11 6 40 25 54 60h11l-52-119h-499c-10 0-10 0-12 2 0 2 0 10 0 15l223 306-218 256c-5 6-5 8-5 8 0 5 4 5 12 5z"><text:p/></draw:path><draw:path draw:style-name="gr12" draw:text-style-name="P40" svg:width="0.035in" svg:height="0.078in" svg:x="0.0181in" svg:y="0.3783in" svg:viewBox="0 0 90 199" svg:d="M83 12c0-5-4-12-12-12-9 0-17 7-17 17 0 5 4 11 12 11s17-9 17-16zM22 162c-2 4-3 7-3 13 0 14 12 24 28 24 31 0 43-41 43-44 0-4-4-4-5-4-3 0-3 1-6 5-6 24-19 35-31 35-6 0-7-4-7-10 0-7 2-12 5-19 3-8 6-16 9-24 3-6 13-35 15-37 1-3 2-7 2-10 0-14-12-25-29-25-30 0-43 41-43 46 0 3 4 3 5 3 5 0 5-2 6-5 7-26 20-36 31-36 5 0 8 3 8 10s-2 12-9 30z"><text:p/></draw:path><draw:path draw:style-name="gr13" draw:text-style-name="P40" svg:width="0.0854in" svg:height="0.0311in" svg:x="0.0677in" svg:y="0.4106in" svg:viewBox="0 0 218 80" svg:d="M208 14c3 0 10 0 10-7s-7-7-10-7h-197c-4 0-11 0-11 7s7 7 12 7zM208 80c3 0 10 0 10-7 0-8-7-8-10-8h-196c-5 0-12 0-12 8 0 7 7 7 11 7z"><text:p/></draw:path><draw:path draw:style-name="gr14" draw:text-style-name="P40" svg:width="0.0539in" svg:height="0.0795in" svg:x="0.1673in" svg:y="0.3783in" svg:viewBox="0 0 138 203" svg:d="M138 103c0-33-4-57-18-77-8-14-26-26-50-26-70 0-70 80-70 103 0 21 0 100 70 100 68 0 68-79 68-100zM70 195c-15 0-33-9-39-33-5-17-5-42-5-64 0-21 0-43 5-60 6-24 25-30 39-30 15 0 31 10 36 28 4 14 6 37 6 62 0 22 0 44-5 63-6 28-27 34-37 34z"><text:p/></draw:path><draw:path draw:style-name="gr15" draw:text-style-name="P40" svg:width="0.0661in" svg:height="0.1106in" svg:x="0.276in" svg:y="0.1484in" svg:viewBox="0 0 169 282" svg:d="M32 250l46-45c66-59 91-80 91-122 0-49-37-83-90-83-48 0-79 40-79 77 0 23 22 23 22 23 8 0 22-5 22-22 0-11-8-23-22-23-4 0-4 0-5 1 9-27 32-43 57-43 39 0 57 34 57 70 0 33-22 67-45 92l-81 92c-5 4-5 4-5 15h157l12-73h-11c-2 12-4 31-8 37-4 4-32 4-41 4z"><text:p/></draw:path><draw:path draw:style-name="gr16" draw:text-style-name="P40" svg:width="0.035in" svg:height="0.078in" svg:x="0.3563in" svg:y="0.1134in" svg:viewBox="0 0 90 199" svg:d="M83 12c0-5-4-12-12-12-9 0-17 7-17 17 0 5 4 11 12 11s17-9 17-16zM22 162c-2 4-3 7-3 13 0 14 12 24 28 24 31 0 43-41 43-44 0-4-4-4-5-4-3 0-3 1-6 5-6 24-19 35-31 35-6 0-7-4-7-11 0-6 2-11 5-18 3-8 6-16 9-24 3-6 13-35 15-37 1-3 2-7 2-10 0-14-12-25-29-25-30 0-43 41-43 46 0 3 4 3 5 3 5 0 5-2 6-5 7-26 20-36 31-36 5 0 8 3 8 10s-2 12-9 30z"><text:p/></draw:path><draw:path draw:style-name="gr17" draw:text-style-name="P40" svg:width="0.1102in" svg:height="0.039in" svg:x="0.461in" svg:y="0.198in" svg:viewBox="0 0 281 100" svg:d="M266 17c8 0 15 0 15-9 0-8-7-8-13-8h-254c-7 0-14 0-14 8 0 9 7 9 14 9zM268 100c6 0 13 0 13-9 0-8-7-8-15-8h-252c-7 0-14 0-14 8 0 9 7 9 14 9z"><text:p/></draw:path><draw:path draw:style-name="gr18" draw:text-style-name="P40" svg:width="0.0898in" svg:height="0.0752in" svg:x="0.652in" svg:y="0.0728in" svg:viewBox="0 0 229 192" svg:d="M25 162c-1 7-3 17-3 18 0 9 4 12 12 12 4 0 12-3 15-12 1 0 6-20 9-31l8-39c4-8 6-18 8-27s5-21 5-22c6-13 29-51 69-51 19 0 22 15 22 30 0 25-19 80-26 97-4 11-5 15-5 20 0 21 16 35 35 35 40 0 55-61 55-65 0-5-3-5-5-5-4 0-4 2-6 9-9 29-22 52-43 52-7 0-9-4-9-14 0-11 3-21 7-31 7-22 25-68 25-92 0-29-18-46-48-46-38 0-60 26-66 36-2-23-19-36-40-36-19 0-27 17-32 24-6 14-12 40-12 41 0 5 4 5 5 5 5 0 5 0 7-10 7-30 16-50 31-50 9 0 13 4 13 19 0 8-1 13-6 36z"><text:p/></draw:path><draw:path draw:style-name="gr19" draw:text-style-name="P40" svg:width="0.0382in" svg:height="0.1661in" svg:x="0.763in" svg:y="0.022in" svg:viewBox="0 0 98 423" svg:d="M98 419c0-1 0-2-7-10-53-52-66-133-66-198 0-73 16-146 69-199 4-5 4-6 4-8 0-3-1-4-4-4-4 0-42 29-68 83-21 45-26 92-26 128 0 34 5 84 28 132 26 53 62 80 66 80 3 0 4-2 4-4z"><text:p/></draw:path><draw:path draw:style-name="gr20" draw:text-style-name="P40" svg:width="0.0661in" svg:height="0.1106in" svg:x="0.8197in" svg:y="0.0366in" svg:viewBox="0 0 169 282" svg:d="M32 250l46-45c66-59 91-80 91-122 0-49-37-83-90-83-48 0-79 40-79 77 0 23 22 23 22 23 8 0 22-5 22-22 0-11-8-23-22-23-4 0-4 0-5 1 9-27 32-43 57-43 39 0 57 34 57 70 0 33-22 67-45 92l-81 92c-5 4-5 4-5 15h157l12-73h-11c-2 12-4 31-8 37-4 4-32 4-41 4z"><text:p/></draw:path><draw:path draw:style-name="gr21" draw:text-style-name="P40" svg:width="0.0709in" svg:height="0.0524in" svg:x="0.9in" svg:y="0.035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22" draw:text-style-name="P40" svg:width="0.1102in" svg:height="0.1106in" svg:x="1.0311in" svg:y="0.05in" svg:viewBox="0 0 281 282" svg:d="M150 150h118c6 0 13 0 13-8 0-10-7-10-13-10h-118v-118c0-7 0-14-8-14-10 0-10 7-10 14v118h-118c-7 0-14 0-14 10 0 8 7 8 14 8h118v118c0 6 0 14 10 14 8 0 8-8 8-14z"><text:p/></draw:path><draw:path draw:style-name="gr23" draw:text-style-name="P40" svg:width="0.0547in" svg:height="0.1106in" svg:x="1.2028in" svg:y="0.0366in" svg:viewBox="0 0 140 282" svg:d="M88 11c0-10 0-11-11-11-27 26-64 26-77 26v15c8 0 34 0 55-12v220c0 15 0 20-38 20h-15v13c15-1 53-1 69-1 18 0 54 0 69 1v-13h-13c-38 0-39-5-39-20z"><text:p/></draw:path><draw:path draw:style-name="gr24" draw:text-style-name="P40" svg:width="0.0382in" svg:height="0.1661in" svg:x="1.2799in" svg:y="0.022in" svg:viewBox="0 0 98 423" svg:d="M98 211c0-32-4-84-27-132-25-51-63-79-67-79-2 0-4 2-4 4s0 3 7 10c43 41 67 108 67 197 0 72-15 147-68 200-6 6-6 7-6 8 0 2 2 4 4 4 4 0 43-29 68-83 22-46 26-93 26-129z"><text:p/></draw:path><draw:polygon draw:style-name="gr25" draw:text-style-name="P40" svg:width="0.6882in" svg:height="0.0067in" svg:x="0.6472in" svg:y="0.2142in" svg:viewBox="0 0 1749 18" draw:points="875,18 0,18 0,0 1749,0 1749,18"><text:p/></draw:polygon><draw:path draw:style-name="gr26" draw:text-style-name="P40" svg:width="0.0661in" svg:height="0.1106in" svg:x="0.9583in" svg:y="0.2626in" svg:viewBox="0 0 169 282" svg:d="M32 250l46-45c66-59 91-80 91-122 0-49-37-83-90-83-48 0-79 40-79 77 0 23 22 23 22 23 8 0 22-5 22-22 0-11-8-23-22-23-4 0-4 0-5 1 9-27 32-43 57-43 39 0 57 34 57 70 0 33-22 67-45 92l-81 92c-5 4-5 4-5 15h157l12-73h-11c-2 12-4 31-8 37-4 4-32 4-41 4z"><text:p/></draw:path></draw:g></text:span><text:span text:style-name="T36"><text:s/>elements, which is hugely out of proportion to the size of the problem it’s solving. If I had the do this again, I would implement the binary tree as a linked list because this is a waste of space and creates the potential for out-of-bounds bugs.</text:span></text:p>
      <text:p text:style-name="P33"/>
      <text:p text:style-name="P33"><text:span text:style-name="T33">Time Complexity; Compression</text:span></text:p>
      <text:p text:style-name="P33"/>
      <text:p text:style-name="P20"><text:span text:style-name="T28">Priority Queue/Heap</text:span>. The priority queue is based on a binary tree heap, and it’s designed such that the underlying tree is either complete or almost complete. As a result, the tree is dense and has a maximum depth of <draw:g text:anchor-type="as-char" svg:y="-0.1173in" draw:z-index="3" draw:style-name="gr1"><svg:title>TexMaths</svg:title><svg:desc>12§display§\log n§svg§600§FALSE§</svg:desc><draw:polygon draw:style-name="gr27" draw:text-style-name="P39" svg:width="0.3417in" svg:height="0.1488in" svg:x="0in" svg:y="0in" svg:viewBox="0 0 869 379" draw:points="434,379 0,379 0,0 869,0 869,379"><text:p/></draw:polygon><draw:path draw:style-name="gr28" draw:text-style-name="P40" svg:width="0.037in" svg:height="0.1157in" svg:x="0.0051in" svg:y="0in" svg:viewBox="0 0 95 295" svg:d="M61 0l-61 5v13c30 0 34 4 34 23v222c0 19-5 19-34 19v13c14-1 36-1 47-1s32 0 48 1v-13c-29 0-34 0-34-19z"><text:p/></draw:path><draw:path draw:style-name="gr29" draw:text-style-name="P40" svg:width="0.0736in" svg:height="0.0772in" svg:x="0.0504in" svg:y="0.0413in" svg:viewBox="0 0 188 197" svg:d="M188 100c0-54-43-100-94-100-53 0-94 46-94 100s44 97 94 97c51 0 94-44 94-97zM94 186c-18 0-36-10-48-29-10-18-10-45-10-61s0-39 10-59c10-19 31-27 48-27 19 0 37 8 48 26 10 19 10 44 10 60s0 39-9 57c-9 19-28 33-49 33z"><text:p/></draw:path><draw:path draw:style-name="gr30" draw:text-style-name="P40" svg:width="0.076in" svg:height="0.1102in" svg:x="0.1339in" svg:y="0.0402in" svg:viewBox="0 0 194 281" svg:d="M83 119c-37 0-37-42-37-51 0-13 0-26 6-37 3-4 13-17 31-17 36 0 36 43 36 52 0 12 0 26-6 36-5 7-15 17-30 17zM32 136c0-2 0-12 9-20 15 13 33 13 42 13 39 0 68-29 68-61 0-17-7-32-18-41 16-15 31-17 39-17 1 0 3 0 3 0-5 2-6 7-6 12 0 7 6 12 12 12 4 0 13-3 13-12s-6-22-22-22c-9 0-27 2-45 20-18-14-36-15-44-15-40 0-70 29-70 61 0 20 10 35 21 45-6 6-14 20-14 35 0 13 6 30 20 37-27 9-40 27-40 44 0 30 42 54 94 54 50 0 94-22 94-56 0-14-7-36-27-48-24-12-48-12-73-12-11 0-29 0-33 0-13-2-23-16-23-29zM94 270c-44 0-72-20-72-43 0-21 16-35 34-37h26c36 0 84 0 84 37 0 23-30 43-72 43z"><text:p/></draw:path><draw:path draw:style-name="gr31" draw:text-style-name="P40" svg:width="0.0898in" svg:height="0.0756in" svg:x="0.2465in" svg:y="0.0425in" svg:viewBox="0 0 229 193" svg:d="M25 163c-1 7-3 17-3 19 0 7 4 11 12 11 4 0 12-4 15-11 1-1 6-22 9-33l8-38c4-9 6-18 8-28 2-8 5-20 5-22 6-13 29-51 69-51 19 0 22 15 22 30 0 25-19 81-26 99-4 9-5 14-5 19 0 20 16 35 35 35 40 0 55-62 55-65 0-4-3-4-5-4-4 0-4 0-6 7-9 29-22 52-43 52-7 0-9-3-9-13 0-11 3-22 7-31 7-22 25-69 25-93 0-29-18-46-48-46-38 0-60 27-66 36-2-23-19-36-40-36-19 0-27 17-32 24-6 15-12 40-12 41 0 5 4 5 5 5 5 0 5 0 7-10 7-30 16-50 31-50 9 0 13 4 13 19 0 8-1 13-6 36z"><text:p/></draw:path></draw:g>. When items are added to the heap, they’re placed at the bottom and moved up into their correct position, which requires a maximum of <draw:g text:anchor-type="as-char" svg:y="-0.1173in" draw:z-index="4" draw:style-name="gr1"><svg:title>TexMaths</svg:title><svg:desc>12§display§\log n§svg§600§FALSE§</svg:desc><draw:polygon draw:style-name="gr32" draw:text-style-name="P39" svg:width="0.3417in" svg:height="0.1488in" svg:x="0in" svg:y="0in" svg:viewBox="0 0 869 379" draw:points="434,379 0,379 0,0 869,0 869,379"><text:p/></draw:polygon><draw:path draw:style-name="gr33" draw:text-style-name="P40" svg:width="0.037in" svg:height="0.1157in" svg:x="0.0051in" svg:y="0in" svg:viewBox="0 0 95 295" svg:d="M61 0l-61 5v13c30 0 34 4 34 23v222c0 19-5 19-34 19v13c14-1 36-1 47-1s32 0 48 1v-13c-29 0-34 0-34-19z"><text:p/></draw:path><draw:path draw:style-name="gr34" draw:text-style-name="P40" svg:width="0.0736in" svg:height="0.0772in" svg:x="0.0504in" svg:y="0.0413in" svg:viewBox="0 0 188 197" svg:d="M188 100c0-54-43-100-94-100-53 0-94 46-94 100s44 97 94 97c51 0 94-44 94-97zM94 186c-18 0-36-10-48-29-10-18-10-45-10-61s0-39 10-59c10-19 31-27 48-27 19 0 37 8 48 26 10 19 10 44 10 60s0 39-9 57c-9 19-28 33-49 33z"><text:p/></draw:path><draw:path draw:style-name="gr35" draw:text-style-name="P40" svg:width="0.076in" svg:height="0.1102in" svg:x="0.1339in" svg:y="0.0402in" svg:viewBox="0 0 194 281" svg:d="M83 119c-37 0-37-42-37-51 0-13 0-26 6-37 3-4 13-17 31-17 36 0 36 43 36 52 0 12 0 26-6 36-5 7-15 17-30 17zM32 136c0-2 0-12 9-20 15 13 33 13 42 13 39 0 68-29 68-61 0-17-7-32-18-41 16-15 31-17 39-17 1 0 3 0 3 0-5 2-6 7-6 12 0 7 6 12 12 12 4 0 13-3 13-12s-6-22-22-22c-9 0-27 2-45 20-18-14-36-15-44-15-40 0-70 29-70 61 0 20 10 35 21 45-6 6-14 20-14 35 0 13 6 30 20 37-27 9-40 27-40 44 0 30 42 54 94 54 50 0 94-22 94-56 0-14-7-36-27-48-24-12-48-12-73-12-11 0-29 0-33 0-13-2-23-16-23-29zM94 270c-44 0-72-20-72-43 0-21 16-35 34-37h26c36 0 84 0 84 37 0 23-30 43-72 43z"><text:p/></draw:path><draw:path draw:style-name="gr36" draw:text-style-name="P40" svg:width="0.0898in" svg:height="0.0756in" svg:x="0.2465in" svg:y="0.0425in" svg:viewBox="0 0 229 193" svg:d="M25 163c-1 7-3 17-3 19 0 7 4 11 12 11 4 0 12-4 15-11 1-1 6-22 9-33l8-38c4-9 6-18 8-28 2-8 5-20 5-22 6-13 29-51 69-51 19 0 22 15 22 30 0 25-19 81-26 99-4 9-5 14-5 19 0 20 16 35 35 35 40 0 55-62 55-65 0-4-3-4-5-4-4 0-4 0-6 7-9 29-22 52-43 52-7 0-9-3-9-13 0-11 3-22 7-31 7-22 25-69 25-93 0-29-18-46-48-46-38 0-60 27-66 36-2-23-19-36-40-36-19 0-27 17-32 24-6 15-12 40-12 41 0 5 4 5 5 5 5 0 5 0 7-10 7-30 16-50 31-50 9 0 13 4 13 19 0 8-1 13-6 36z"><text:p/></draw:path></draw:g><text:s/>swaps (in which case the new item would be placed as the tree root), <text:span text:style-name="T37">giving us </text:span><text:span text:style-name="T37"><draw:g text:anchor-type="as-char" svg:y="-0.1252in" draw:z-index="8" draw:style-name="gr1"><svg:title>TexMaths</svg:title><svg:desc>12§display§O(\log n)§svg§600§FALSE§</svg:desc><draw:polygon draw:style-name="gr53" draw:text-style-name="P39" svg:width="0.6016in" svg:height="0.1657in" svg:x="0in" svg:y="0.0004in" svg:viewBox="0 0 1529 422" draw:points="765,422 0,422 0,0 1529,0 1529,422"><text:p/></draw:polygon><draw:path draw:style-name="gr54" draw:text-style-name="P40" svg:width="0.115in" svg:height="0.1205in" svg:x="0.0087in" svg:y="0.0075in" svg:viewBox="0 0 293 307" svg:d="M293 114c0-68-46-114-108-114-91 0-185 96-185 194 0 71 47 113 108 113 90 0 185-92 185-193zM110 296c-40 0-70-34-70-90 0-18 6-80 38-129 30-45 71-66 104-66 35 0 72 24 72 86 0 30-12 97-53 149-20 25-55 50-91 50z"><text:p/></draw:path><draw:path draw:style-name="gr55" draw:text-style-name="P40" svg:width="0.0382in" svg:height="0.1657in" svg:x="0.1476in" svg:y="0.0004in" svg:viewBox="0 0 98 422" svg:d="M98 419c0-1 0-3-7-10-53-53-66-133-66-198 0-73 16-146 69-199 4-5 4-6 4-8 0-3-1-4-4-4-4 0-42 29-68 83-21 45-26 92-26 128 0 34 5 84 28 132 26 53 62 79 66 79 3 0 4-1 4-3z"><text:p/></draw:path><draw:path draw:style-name="gr56" draw:text-style-name="P40" svg:width="0.037in" svg:height="0.1154in" svg:x="0.2012in" svg:y="0.0094in" svg:viewBox="0 0 95 294" svg:d="M61 0l-61 5v13c30 0 34 4 34 23v221c0 19-5 19-34 19v13c14-1 36-1 47-1s32 0 48 1v-13c-29 0-34 0-34-19z"><text:p/></draw:path><draw:path draw:style-name="gr57" draw:text-style-name="P40" svg:width="0.0736in" svg:height="0.076in" svg:x="0.2465in" svg:y="0.0504in" svg:viewBox="0 0 188 194" svg:d="M188 98c0-52-43-98-94-98-53 0-94 46-94 98 0 56 44 96 94 96 51 0 94-42 94-96zM94 185c-18 0-36-10-48-29-10-19-10-44-10-60 0-17 0-40 10-59s31-27 48-27c19 0 37 8 48 26 10 19 10 43 10 60 0 16 0 38-9 56-9 20-28 33-49 33z"><text:p/></draw:path><draw:path draw:style-name="gr58" draw:text-style-name="P40" svg:width="0.076in" svg:height="0.1098in" svg:x="0.3291in" svg:y="0.0488in" svg:viewBox="0 0 194 280" svg:d="M83 119c-37 0-37-42-37-52 0-12 0-25 6-36 3-5 13-17 31-17 36 0 36 42 36 52 0 12 0 25-6 36-5 6-15 17-30 17zM32 136c0-3 0-12 9-21 15 12 33 13 42 13 39 0 68-28 68-61 0-17-7-31-18-41 16-14 31-16 38-16 2 0 4 0 4 0-5 2-6 7-6 12 0 7 6 12 12 12 4 0 13-3 13-12s-6-22-23-22c-8 0-26 2-44 20-18-14-36-15-44-15-40 0-70 29-70 61 0 19 10 35 21 44-6 6-14 21-14 35 0 13 6 30 20 37-27 8-40 27-40 44 0 30 42 54 94 54 50 0 94-23 94-56 0-15-7-36-27-49-24-11-48-11-73-11-11 0-29 0-33 0-13-2-23-15-23-28zM94 269c-44 0-72-22-72-43s16-36 34-36h26c36 0 83 0 83 36 0 21-29 43-71 43z"><text:p/></draw:path><draw:path draw:style-name="gr59" draw:text-style-name="P40" svg:width="0.0898in" svg:height="0.0752in" svg:x="0.4425in" svg:y="0.0512in" svg:viewBox="0 0 229 192" svg:d="M25 162c-1 7-3 17-3 18 0 8 4 12 12 12 4 0 12-4 15-12 1 0 6-20 9-31l8-39c4-8 6-18 8-27s5-21 5-22c6-13 29-51 68-51 20 0 23 15 23 30 0 25-19 80-26 97-4 11-5 15-5 20 0 21 16 35 35 35 39 0 55-61 55-65 0-5-4-5-5-5-5 0-5 2-6 9-9 29-23 51-43 51-7 0-10-3-10-13 0-11 4-21 8-31 7-22 25-68 25-92 0-29-18-46-48-46-38 0-60 26-66 36-2-23-19-36-40-36-19 0-27 17-32 24-6 14-12 40-12 41 0 5 4 5 5 5 5 0 5 0 7-10 7-30 16-50 31-50 9 0 13 4 13 19 0 8-1 13-6 36z"><text:p/></draw:path><draw:path draw:style-name="gr60" draw:text-style-name="P40" svg:width="0.0382in" svg:height="0.1657in" svg:x="0.5469in" svg:y="0.0004in" svg:viewBox="0 0 98 422" svg:d="M98 211c0-32-4-84-27-132-25-51-63-79-67-79-2 0-4 2-4 4s0 3 7 10c43 41 67 108 67 197 0 72-15 147-68 199-6 6-6 8-6 9 0 2 2 3 4 3 4 0 43-28 68-82 22-46 26-93 26-129z"><text:p/></draw:path></draw:g></text:span><text:span text:style-name="T37"><text:s/>complexity for adding items to the heap</text:span>. Since <text:span text:style-name="T37">the process of building the heap up requires us to add all </text:span><draw:g text:anchor-type="as-char" svg:y="-0.0756in" draw:z-index="5" draw:style-name="gr1"><svg:title>TexMaths</svg:title><svg:desc>12§display§n§svg§600§FALSE§</svg:desc><draw:polygon draw:style-name="gr37" draw:text-style-name="P39" svg:width="0.0996in" svg:height="0.0713in" svg:x="0in" svg:y="0.002in" svg:viewBox="0 0 254 182" draw:points="127,182 0,182 0,0 254,0 254,182"><text:p/></draw:polygon><draw:path draw:style-name="gr38" draw:text-style-name="P40" svg:width="0.0898in" svg:height="0.0752in" svg:x="0.0047in" svg:y="0in" svg:viewBox="0 0 229 192" svg:d="M25 162c-1 7-3 16-3 18 0 8 4 12 12 12 4 0 12-4 15-12 1 0 6-21 9-31l8-39c4-8 6-18 8-27s5-21 5-22c6-13 29-51 69-51 19 0 22 15 22 30 0 25-19 80-26 97-4 10-5 15-5 20 0 20 16 35 35 35 40 0 55-61 55-65 0-5-3-5-5-5-4 0-4 1-6 9-9 28-22 51-43 51-7 0-9-4-9-13 0-11 3-22 7-31 7-22 25-69 25-92 0-29-18-46-48-46-38 0-60 26-66 36-2-23-19-36-40-36-19 0-27 17-32 24-6 14-12 39-12 41 0 4 4 4 5 4 5 0 5 0 7-9 7-30 16-50 31-50 9 0 13 4 13 19 0 8-1 13-6 36z"><text:p/></draw:path></draw:g><text:s/><text:span text:style-name="T37">items</text:span>, the worst-case complexity for <text:span text:style-name="T37">building the tree itself </text:span>is <draw:g text:anchor-type="as-char" svg:y="-0.1252in" draw:z-index="6" draw:style-name="gr1"><svg:title>TexMaths</svg:title><svg:desc>12§display§O(n\log n)§svg§600§FALSE§</svg:desc><draw:polygon draw:style-name="gr39" draw:text-style-name="P39" svg:width="0.7295in" svg:height="0.1657in" svg:x="0in" svg:y="0.0004in" svg:viewBox="0 0 1854 422" draw:points="927,422 0,422 0,0 1854,0 1854,422"><text:p/></draw:polygon><draw:path draw:style-name="gr40" draw:text-style-name="P40" svg:width="0.115in" svg:height="0.1205in" svg:x="0.0087in" svg:y="0.0075in" svg:viewBox="0 0 293 307" svg:d="M293 114c0-68-46-114-108-114-91 0-185 96-185 194 0 71 47 113 108 113 90 0 185-92 185-193zM110 296c-40 0-70-34-70-90 0-18 6-80 38-129 30-45 71-66 104-66 35 0 72 24 72 86 0 30-12 97-52 149-21 25-56 50-92 50z"><text:p/></draw:path><draw:path draw:style-name="gr41" draw:text-style-name="P40" svg:width="0.0382in" svg:height="0.1657in" svg:x="0.148in" svg:y="0.0004in" svg:viewBox="0 0 98 422" svg:d="M98 419c0-1 0-3-7-10-53-53-66-133-66-198 0-73 16-146 69-199 4-5 4-6 4-8 0-3-1-4-4-4-4 0-42 29-68 83-21 45-26 92-26 128 0 34 5 84 28 132 26 53 62 79 66 79 3 0 4-1 4-3z"><text:p/></draw:path><draw:path draw:style-name="gr42" draw:text-style-name="P40" svg:width="0.0898in" svg:height="0.0752in" svg:x="0.2008in" svg:y="0.0512in" svg:viewBox="0 0 229 192" svg:d="M25 162c-1 7-3 17-3 18 0 8 4 12 12 12 4 0 12-4 15-12 1 0 6-20 9-31l8-39c4-8 6-18 8-27s5-21 5-22c6-13 29-51 69-51 19 0 22 15 22 30 0 25-19 80-26 97-4 11-5 15-5 20 0 21 16 35 35 35 40 0 55-61 55-65 0-5-3-5-5-5-4 0-4 2-6 9-9 29-22 51-43 51-7 0-9-3-9-13 0-11 3-21 7-31 7-22 25-68 25-92 0-29-18-46-48-46-38 0-60 26-66 36-2-23-19-36-40-36-19 0-27 17-32 24-6 14-12 40-12 41 0 5 4 5 5 5 5 0 5 0 7-10 7-30 16-50 31-50 9 0 13 4 13 19 0 8-1 13-6 36z"><text:p/></draw:path><draw:path draw:style-name="gr43" draw:text-style-name="P40" svg:width="0.037in" svg:height="0.1154in" svg:x="0.3287in" svg:y="0.0094in" svg:viewBox="0 0 95 294" svg:d="M61 0l-61 5v13c30 0 34 4 34 23v221c0 19-5 19-34 19v13c14-1 36-1 47-1s32 0 48 1v-13c-29 0-34 0-34-19z"><text:p/></draw:path><draw:path draw:style-name="gr44" draw:text-style-name="P40" svg:width="0.0736in" svg:height="0.076in" svg:x="0.3736in" svg:y="0.0504in" svg:viewBox="0 0 188 194" svg:d="M188 98c0-52-43-98-94-98-53 0-94 46-94 98 0 56 44 96 94 96 51 0 94-42 94-96zM94 185c-18 0-36-10-48-29-10-19-10-44-10-60 0-17 0-40 10-59s31-27 48-27c19 0 37 8 48 26 10 19 10 43 10 60 0 16 0 38-9 56-9 20-28 33-49 33z"><text:p/></draw:path><draw:path draw:style-name="gr45" draw:text-style-name="P40" svg:width="0.076in" svg:height="0.1098in" svg:x="0.4567in" svg:y="0.0488in" svg:viewBox="0 0 194 280" svg:d="M83 119c-37 0-37-42-37-52 0-12 0-25 6-36 3-5 13-17 31-17 36 0 36 42 36 52 0 12 0 25-6 36-5 6-15 17-30 17zM32 136c0-3 0-12 9-21 15 12 33 13 42 13 39 0 68-28 68-61 0-17-7-31-18-41 16-14 31-16 39-16 1 0 3 0 3 0-5 2-6 7-6 12 0 7 6 12 12 12 4 0 13-3 13-12s-6-22-22-22c-9 0-27 2-45 20-18-14-36-15-44-15-40 0-70 29-70 61 0 19 10 35 21 44-6 6-14 21-14 35 0 13 6 30 20 37-27 8-40 27-40 44 0 30 42 54 94 54 50 0 94-23 94-56 0-15-7-36-27-49-24-11-48-11-73-11-11 0-29 0-33 0-13-2-23-15-23-28zM94 269c-44 0-72-22-72-43s16-36 34-36h26c36 0 84 0 84 36 0 21-30 43-72 43z"><text:p/></draw:path><draw:path draw:style-name="gr46" draw:text-style-name="P40" svg:width="0.0898in" svg:height="0.0752in" svg:x="0.5701in" svg:y="0.0512in" svg:viewBox="0 0 229 192" svg:d="M25 162c-1 7-3 17-3 18 0 8 4 12 12 12 4 0 12-4 15-12 1 0 6-20 9-31l8-39c4-8 6-18 8-27s5-21 5-22c6-13 29-51 69-51 19 0 22 15 22 30 0 25-19 80-26 97-4 11-5 15-5 20 0 21 16 35 35 35 40 0 55-61 55-65 0-5-3-5-5-5-4 0-4 2-6 9-9 29-22 51-43 51-7 0-9-3-9-13 0-11 3-21 7-31 7-22 25-68 25-92 0-29-18-46-48-46-38 0-60 26-66 36-2-23-19-36-40-36-19 0-27 17-32 24-6 14-12 40-12 41 0 5 4 5 5 5 5 0 5 0 7-10 7-30 16-50 31-50 9 0 13 4 13 19 0 8-1 13-6 36z"><text:p/></draw:path><draw:path draw:style-name="gr47" draw:text-style-name="P40" svg:width="0.0382in" svg:height="0.1657in" svg:x="0.6744in" svg:y="0.0004in" svg:viewBox="0 0 98 422" svg:d="M98 211c0-32-4-84-27-132-25-51-63-79-67-79-2 0-4 2-4 4s0 3 7 10c43 41 67 108 67 197 0 72-15 147-68 199-6 6-6 8-6 9 0 2 2 3 4 3 4 0 43-28 68-82 22-46 26-93 26-129z"><text:p/></draw:path></draw:g>. Similarly, when taking a item off the heap we have the <draw:g text:anchor-type="as-char" svg:y="-0.1252in" draw:z-index="7" draw:style-name="gr1"><svg:title>TexMaths</svg:title><svg:desc>12§display§O(1)§svg§600§FALSE§</svg:desc><draw:polygon draw:style-name="gr48" draw:text-style-name="P39" svg:width="0.3433in" svg:height="0.1657in" svg:x="0in" svg:y="0.0004in" svg:viewBox="0 0 873 422" draw:points="436,422 0,422 0,0 873,0 873,422"><text:p/></draw:polygon><draw:path draw:style-name="gr49" draw:text-style-name="P40" svg:width="0.1146in" svg:height="0.1205in" svg:x="0.0087in" svg:y="0.0075in" svg:viewBox="0 0 292 307" svg:d="M292 114c0-68-45-114-107-114-92 0-185 96-185 194 0 71 47 113 108 113 90 0 184-92 184-193zM110 296c-40 0-70-34-70-90 0-18 6-80 38-129 30-45 71-66 104-66 35 0 72 24 72 86 0 30-12 97-53 149-20 25-55 50-91 50z"><text:p/></draw:path><draw:path draw:style-name="gr50" draw:text-style-name="P40" svg:width="0.0382in" svg:height="0.1657in" svg:x="0.1476in" svg:y="0.0004in" svg:viewBox="0 0 98 422" svg:d="M98 419c0-1 0-3-7-10-53-53-66-133-66-198 0-73 16-146 68-199 5-5 5-6 5-8 0-3-1-4-5-4-3 0-41 29-67 83-21 45-26 92-26 128 0 34 5 84 28 132 26 53 62 79 65 79 4 0 5-1 5-3z"><text:p/></draw:path><draw:path draw:style-name="gr51" draw:text-style-name="P40" svg:width="0.0547in" svg:height="0.1106in" svg:x="0.2106in" svg:y="0.0142in" svg:viewBox="0 0 140 282" svg:d="M87 11c0-10 0-11-9-11-28 26-65 26-78 26v15c8 0 34 0 55-12v219c0 16 0 21-38 21h-15v13c15-1 53-1 69-1 18 0 54 0 69 1v-13h-13c-38 0-40-5-40-21z"><text:p/></draw:path><draw:path draw:style-name="gr52" draw:text-style-name="P40" svg:width="0.0382in" svg:height="0.1657in" svg:x="0.2878in" svg:y="0.0004in" svg:viewBox="0 0 98 422" svg:d="M98 211c0-32-5-84-27-132-25-51-63-79-67-79-2 0-4 2-4 4s0 3 7 10c43 41 67 108 67 197 0 72-15 147-68 199-6 6-6 8-6 9 0 2 2 3 4 3 4 0 43-28 68-82 21-46 26-93 26-129z"><text:p/></draw:path></draw:g><text:s/>operation of picking the top item, but then we also have to reorder the heap. In this implementation, the last item on the heap is placed at the tree’s root and then pushed down into its correct position, <text:span text:style-name="T37">which can take up to </text:span><text:span text:style-name="T37"><draw:g text:anchor-type="as-char" svg:y="-0.1173in" draw:z-index="9" draw:style-name="gr1"><svg:title>TexMaths</svg:title><svg:desc>12§display§\log n§svg§600§FALSE§</svg:desc><draw:polygon draw:style-name="gr61" draw:text-style-name="P39" svg:width="0.3417in" svg:height="0.1488in" svg:x="0in" svg:y="0in" svg:viewBox="0 0 869 379" draw:points="434,379 0,379 0,0 869,0 869,379"><text:p/></draw:polygon><draw:path draw:style-name="gr62" draw:text-style-name="P40" svg:width="0.037in" svg:height="0.1157in" svg:x="0.0051in" svg:y="0in" svg:viewBox="0 0 95 295" svg:d="M61 0l-61 5v13c30 0 34 4 34 23v222c0 19-5 19-34 19v13c14-1 36-1 47-1s32 0 48 1v-13c-29 0-34 0-34-19z"><text:p/></draw:path><draw:path draw:style-name="gr63" draw:text-style-name="P40" svg:width="0.0736in" svg:height="0.0772in" svg:x="0.0504in" svg:y="0.0413in" svg:viewBox="0 0 188 197" svg:d="M188 100c0-54-43-100-94-100-53 0-94 46-94 100s44 97 94 97c51 0 94-44 94-97zM94 186c-18 0-36-10-48-29-10-18-10-45-10-61s0-39 10-59c10-19 31-27 48-27 19 0 37 8 48 26 10 19 10 44 10 60s0 39-9 57c-9 19-28 33-49 33z"><text:p/></draw:path><draw:path draw:style-name="gr64" draw:text-style-name="P40" svg:width="0.076in" svg:height="0.1102in" svg:x="0.1339in" svg:y="0.0402in" svg:viewBox="0 0 194 281" svg:d="M83 119c-37 0-37-42-37-51 0-13 0-26 6-37 3-4 13-17 31-17 36 0 36 43 36 52 0 12 0 26-6 36-5 7-15 17-30 17zM32 136c0-2 0-12 9-20 15 13 33 13 42 13 39 0 68-29 68-61 0-17-7-32-18-41 16-15 31-17 39-17 1 0 3 0 3 0-5 2-6 7-6 12 0 7 6 12 12 12 4 0 13-3 13-12s-6-22-22-22c-9 0-27 2-45 20-18-14-36-15-44-15-40 0-70 29-70 61 0 20 10 35 21 45-6 6-14 20-14 35 0 13 6 30 20 37-27 9-40 27-40 44 0 30 42 54 94 54 50 0 94-22 94-56 0-14-7-36-27-48-24-12-48-12-73-12-11 0-29 0-33 0-13-2-23-16-23-29zM94 270c-44 0-72-20-72-43 0-21 16-35 34-37h26c36 0 84 0 84 37 0 23-30 43-72 43z"><text:p/></draw:path><draw:path draw:style-name="gr65" draw:text-style-name="P40" svg:width="0.0898in" svg:height="0.0756in" svg:x="0.2465in" svg:y="0.0425in" svg:viewBox="0 0 229 193" svg:d="M25 163c-1 7-3 17-3 19 0 7 4 11 12 11 4 0 12-4 15-11 1-1 6-22 9-33l8-38c4-9 6-18 8-28 2-8 5-20 5-22 6-13 29-51 69-51 19 0 22 15 22 30 0 25-19 81-26 99-4 9-5 14-5 19 0 20 16 35 35 35 40 0 55-62 55-65 0-4-3-4-5-4-4 0-4 0-6 7-9 29-22 52-43 52-7 0-9-3-9-13 0-11 3-22 7-31 7-22 25-69 25-93 0-29-18-46-48-46-38 0-60 27-66 36-2-23-19-36-40-36-19 0-27 17-32 24-6 15-12 40-12 41 0 5 4 5 5 5 5 0 5 0 7-10 7-30 16-50 31-50 9 0 13 4 13 19 0 8-1 13-6 36z"><text:p/></draw:path></draw:g></text:span><text:span text:style-name="T37">swaps</text:span>. <text:span text:style-name="T37">So just like adding an item, we get </text:span><text:span text:style-name="T37"><draw:g text:anchor-type="as-char" svg:y="-0.1252in" draw:z-index="10" draw:style-name="gr1"><svg:title>TexMaths</svg:title><svg:desc>12§display§O(\log n)§svg§600§FALSE§</svg:desc><draw:polygon draw:style-name="gr66" draw:text-style-name="P39" svg:width="0.6016in" svg:height="0.1657in" svg:x="0in" svg:y="0.0004in" svg:viewBox="0 0 1529 422" draw:points="765,422 0,422 0,0 1529,0 1529,422"><text:p/></draw:polygon><draw:path draw:style-name="gr67" draw:text-style-name="P40" svg:width="0.115in" svg:height="0.1205in" svg:x="0.0087in" svg:y="0.0075in" svg:viewBox="0 0 293 307" svg:d="M293 114c0-68-46-114-108-114-91 0-185 96-185 194 0 71 47 113 108 113 90 0 185-92 185-193zM110 296c-40 0-70-34-70-90 0-18 6-80 38-129 30-45 71-66 104-66 35 0 72 24 72 86 0 30-12 97-53 149-20 25-55 50-91 50z"><text:p/></draw:path><draw:path draw:style-name="gr68" draw:text-style-name="P40" svg:width="0.0382in" svg:height="0.1657in" svg:x="0.1476in" svg:y="0.0004in" svg:viewBox="0 0 98 422" svg:d="M98 419c0-1 0-3-7-10-53-53-66-133-66-198 0-73 16-146 69-199 4-5 4-6 4-8 0-3-1-4-4-4-4 0-42 29-68 83-21 45-26 92-26 128 0 34 5 84 28 132 26 53 62 79 66 79 3 0 4-1 4-3z"><text:p/></draw:path><draw:path draw:style-name="gr69" draw:text-style-name="P40" svg:width="0.037in" svg:height="0.1154in" svg:x="0.2012in" svg:y="0.0094in" svg:viewBox="0 0 95 294" svg:d="M61 0l-61 5v13c30 0 34 4 34 23v221c0 19-5 19-34 19v13c14-1 36-1 47-1s32 0 48 1v-13c-29 0-34 0-34-19z"><text:p/></draw:path><draw:path draw:style-name="gr70" draw:text-style-name="P40" svg:width="0.0736in" svg:height="0.076in" svg:x="0.2465in" svg:y="0.0504in" svg:viewBox="0 0 188 194" svg:d="M188 98c0-52-43-98-94-98-53 0-94 46-94 98 0 56 44 96 94 96 51 0 94-42 94-96zM94 185c-18 0-36-10-48-29-10-19-10-44-10-60 0-17 0-40 10-59s31-27 48-27c19 0 37 8 48 26 10 19 10 43 10 60 0 16 0 38-9 56-9 20-28 33-49 33z"><text:p/></draw:path><draw:path draw:style-name="gr71" draw:text-style-name="P40" svg:width="0.076in" svg:height="0.1098in" svg:x="0.3291in" svg:y="0.0488in" svg:viewBox="0 0 194 280" svg:d="M83 119c-37 0-37-42-37-52 0-12 0-25 6-36 3-5 13-17 31-17 36 0 36 42 36 52 0 12 0 25-6 36-5 6-15 17-30 17zM32 136c0-3 0-12 9-21 15 12 33 13 42 13 39 0 68-28 68-61 0-17-7-31-18-41 16-14 31-16 38-16 2 0 4 0 4 0-5 2-6 7-6 12 0 7 6 12 12 12 4 0 13-3 13-12s-6-22-23-22c-8 0-26 2-44 20-18-14-36-15-44-15-40 0-70 29-70 61 0 19 10 35 21 44-6 6-14 21-14 35 0 13 6 30 20 37-27 8-40 27-40 44 0 30 42 54 94 54 50 0 94-23 94-56 0-15-7-36-27-49-24-11-48-11-73-11-11 0-29 0-33 0-13-2-23-15-23-28zM94 269c-44 0-72-22-72-43s16-36 34-36h26c36 0 83 0 83 36 0 21-29 43-71 43z"><text:p/></draw:path><draw:path draw:style-name="gr72" draw:text-style-name="P40" svg:width="0.0898in" svg:height="0.0752in" svg:x="0.4425in" svg:y="0.0512in" svg:viewBox="0 0 229 192" svg:d="M25 162c-1 7-3 17-3 18 0 8 4 12 12 12 4 0 12-4 15-12 1 0 6-20 9-31l8-39c4-8 6-18 8-27s5-21 5-22c6-13 29-51 68-51 20 0 23 15 23 30 0 25-19 80-26 97-4 11-5 15-5 20 0 21 16 35 35 35 39 0 55-61 55-65 0-5-4-5-5-5-5 0-5 2-6 9-9 29-23 51-43 51-7 0-10-3-10-13 0-11 4-21 8-31 7-22 25-68 25-92 0-29-18-46-48-46-38 0-60 26-66 36-2-23-19-36-40-36-19 0-27 17-32 24-6 14-12 40-12 41 0 5 4 5 5 5 5 0 5 0 7-10 7-30 16-50 31-50 9 0 13 4 13 19 0 8-1 13-6 36z"><text:p/></draw:path><draw:path draw:style-name="gr73" draw:text-style-name="P40" svg:width="0.0382in" svg:height="0.1657in" svg:x="0.5469in" svg:y="0.0004in" svg:viewBox="0 0 98 422" svg:d="M98 211c0-32-4-84-27-132-25-51-63-79-67-79-2 0-4 2-4 4s0 3 7 10c43 41 67 108 67 197 0 72-15 147-68 199-6 6-6 8-6 9 0 2 2 3 4 3 4 0 43-28 68-82 22-46 26-93 26-129z"><text:p/></draw:path></draw:g></text:span><text:span text:style-name="T37"><text:s/>complexity for removing items from the heap as well.</text:span></text:p>
      <text:p text:style-name="P20"/>
      <text:p text:style-name="P21"><text:span text:style-name="T28">Huffman Tree</text:span>. The Huffman tree is built using the priority queue, which has already been built and seeded with the characters to be used in the encoding. In the process of building the Huffman tree, we create new internal parent nodes for every two items we pop off the stack. Because the tree is regular, we know that there are going to be <draw:g text:anchor-type="as-char" svg:y="-0.111in" draw:z-index="11" draw:style-name="gr1"><svg:title>TexMaths</svg:title><svg:desc>12§display§n-1§svg§600§FALSE§</svg:desc><draw:polygon draw:style-name="gr74" draw:text-style-name="P39" svg:width="0.3858in" svg:height="0.1209in" svg:x="0in" svg:y="0.0031in" svg:viewBox="0 0 981 308" draw:points="491,308 0,308 0,0 981,0 981,308"><text:p/></draw:polygon><draw:path draw:style-name="gr75" draw:text-style-name="P40" svg:width="0.0898in" svg:height="0.0752in" svg:x="0.0047in" svg:y="0.0366in" svg:viewBox="0 0 229 192" svg:d="M25 162c-1 7-3 17-3 18 0 8 4 12 12 12 4 0 12-4 15-12 1 0 6-20 9-31l8-39c4-8 6-18 8-27s5-21 5-22c6-13 29-51 69-51 19 0 23 15 23 30 0 25-20 80-27 97-3 11-5 15-5 20 0 21 16 35 35 35 40 0 55-61 55-65 0-5-3-5-4-5-5 0-5 2-6 9-10 29-23 51-44 51-7 0-9-3-9-13 0-11 3-21 7-31 7-22 25-68 25-92 0-29-18-46-48-46-38 0-60 26-66 36-2-23-19-36-40-36-19 0-27 17-32 24-6 14-12 40-12 41 0 5 4 5 5 5 5 0 5 0 7-10 7-30 16-50 31-50 9 0 13 4 13 19 0 8-1 13-6 36z"><text:p/></draw:path><draw:path draw:style-name="gr76" draw:text-style-name="P40" svg:width="0.1012in" svg:height="0.0067in" svg:x="0.1504in" svg:y="0.0661in" svg:viewBox="0 0 258 18" svg:d="M244 18c7 0 14 0 14-10 0-8-7-8-14-8h-230c-7 0-14 0-14 8 0 10 7 10 14 10z"><text:p/></draw:path><draw:path draw:style-name="gr77" draw:text-style-name="P40" svg:width="0.0551in" svg:height="0.1106in" svg:x="0.3177in" svg:y="0in" svg:viewBox="0 0 141 282" svg:d="M88 11c0-10 0-11-10-11-28 26-65 26-78 26v15c8 0 34 0 55-12v219c0 16 0 21-38 21h-15v13c15-1 53-1 69-1 18 0 54 0 70 1v-13h-14c-38 0-39-5-39-21z"><text:p/></draw:path></draw:g>internal parent nodes, each of which will have to be put on the heap and then taken off again. <text:span text:style-name="T38">As a result, we’ll be taking the original characters off the priority queue once, we’ll build the new parent nodes, which are constant time operations, place those parent nodes onto the priority queue, and then take them off again. So we’ll have a complexity on the order of </text:span><text:span text:style-name="T38"><draw:g text:anchor-type="as-char" svg:y="-0.1252in" draw:z-index="12" draw:style-name="gr1"><svg:title>TexMaths</svg:title><svg:desc>12§display§O(n\log n + 2(n-1)\log n)=O(3n\log n - 2\log n) = O(\log n)§svg§600§FALSE§</svg:desc><draw:polygon draw:style-name="gr78" draw:text-style-name="P39" svg:width="4.413in" svg:height="0.1657in" svg:x="0in" svg:y="0.0004in" svg:viewBox="0 0 11210 422" draw:points="5605,422 0,422 0,0 11210,0 11210,422"><text:p/></draw:polygon><draw:path draw:style-name="gr79" draw:text-style-name="P40" svg:width="0.115in" svg:height="0.1205in" svg:x="0.0087in" svg:y="0.0075in" svg:viewBox="0 0 293 307" svg:d="M293 114c0-68-46-114-108-114-91 0-185 96-185 194 0 71 47 113 108 113 90 0 185-92 185-193zM110 296c-40 0-70-34-70-90 0-18 6-80 38-129 30-45 71-66 104-66 35 0 72 24 72 86 0 30-12 97-52 149-21 25-56 50-92 50z"><text:p/></draw:path><draw:path draw:style-name="gr80" draw:text-style-name="P40" svg:width="0.0382in" svg:height="0.1657in" svg:x="0.148in" svg:y="0.0004in" svg:viewBox="0 0 98 422" svg:d="M98 419c0-1 0-3-7-10-53-53-66-133-66-198 0-73 16-146 69-199 4-5 4-6 4-8 0-3-1-4-4-4-4 0-42 29-68 83-21 45-26 92-26 128 0 34 5 84 28 132 26 53 62 79 66 79 3 0 4-1 4-3z"><text:p/></draw:path><draw:path draw:style-name="gr81" draw:text-style-name="P40" svg:width="0.0898in" svg:height="0.0752in" svg:x="0.2008in" svg:y="0.0512in" svg:viewBox="0 0 229 192" svg:d="M25 162c-1 7-3 17-3 18 0 8 4 12 12 12 4 0 12-4 15-12 1 0 6-20 9-31l8-39c4-8 6-18 8-27s5-21 5-22c6-13 29-51 69-51 19 0 22 15 22 30 0 25-19 80-26 97-4 11-5 15-5 20 0 21 16 35 35 35 40 0 55-61 55-65 0-5-3-5-5-5-4 0-4 2-6 9-9 29-22 51-43 51-7 0-9-3-9-13 0-11 3-21 7-31 7-22 25-68 25-92 0-29-18-46-48-46-38 0-60 26-66 36-2-23-19-36-40-36-19 0-27 17-32 24-6 14-12 40-12 41 0 5 4 5 5 5 5 0 5 0 7-10 7-30 16-50 31-50 9 0 13 4 13 19 0 8-1 13-6 36z"><text:p/></draw:path><draw:path draw:style-name="gr82" draw:text-style-name="P40" svg:width="0.037in" svg:height="0.1154in" svg:x="0.3287in" svg:y="0.0094in" svg:viewBox="0 0 95 294" svg:d="M61 0l-61 5v13c30 0 34 4 34 23v221c0 19-5 19-34 19v13c14-1 36-1 47-1s32 0 48 1v-13c-29 0-34 0-34-19z"><text:p/></draw:path><draw:path draw:style-name="gr83" draw:text-style-name="P40" svg:width="0.0736in" svg:height="0.076in" svg:x="0.3736in" svg:y="0.0504in" svg:viewBox="0 0 188 194" svg:d="M188 98c0-52-43-98-94-98-53 0-94 46-94 98 0 56 44 96 94 96 51 0 94-42 94-96zM94 185c-18 0-36-10-48-29-10-19-10-44-10-60 0-17 0-40 10-59s31-27 48-27c19 0 37 8 48 26 10 19 10 43 10 60 0 16 0 38-9 56-9 20-28 33-49 33z"><text:p/></draw:path><draw:path draw:style-name="gr84" draw:text-style-name="P40" svg:width="0.076in" svg:height="0.1098in" svg:x="0.4567in" svg:y="0.0488in" svg:viewBox="0 0 194 280" svg:d="M83 119c-37 0-37-42-37-52 0-12 0-25 6-36 3-5 13-17 31-17 36 0 36 42 36 52 0 12 0 25-6 36-5 6-15 17-30 17zM32 136c0-3 0-12 9-21 15 12 33 13 42 13 39 0 68-28 68-61 0-17-7-31-18-41 16-14 31-16 39-16 1 0 3 0 3 0-5 2-6 7-6 12 0 7 6 12 12 12 4 0 13-3 13-12s-6-22-22-22c-9 0-27 2-45 20-18-14-36-15-44-15-40 0-70 29-70 61 0 19 10 35 21 44-6 6-14 21-14 35 0 13 6 30 20 37-27 8-40 27-40 44 0 30 42 54 94 54 50 0 94-23 94-56 0-15-7-36-27-49-24-11-48-11-73-11-11 0-29 0-33 0-13-2-23-15-23-28zM94 269c-44 0-72-22-72-43s16-36 34-36h26c36 0 84 0 84 36 0 21-30 43-72 43z"><text:p/></draw:path><draw:path draw:style-name="gr85" draw:text-style-name="P40" svg:width="0.0898in" svg:height="0.0752in" svg:x="0.5701in" svg:y="0.0512in" svg:viewBox="0 0 229 192" svg:d="M25 162c-1 7-3 17-3 18 0 8 4 12 12 12 4 0 12-4 15-12 1 0 6-20 9-31l8-39c4-8 6-18 8-27s5-21 5-22c6-13 29-51 69-51 19 0 22 15 22 30 0 25-19 80-26 97-4 11-5 15-5 20 0 21 16 35 35 35 40 0 55-61 55-65 0-5-3-5-5-5-4 0-4 2-6 9-9 29-22 51-43 51-7 0-9-3-9-13 0-11 3-21 7-31 7-22 25-68 25-92 0-29-18-46-48-46-38 0-60 26-66 36-2-23-19-36-40-36-19 0-27 17-32 24-6 14-12 40-12 41 0 5 4 5 5 5 5 0 5 0 7-10 7-30 16-50 31-50 9 0 13 4 13 19 0 8-1 13-6 36z"><text:p/></draw:path><draw:path draw:style-name="gr86" draw:text-style-name="P40" svg:width="0.1102in" svg:height="0.1106in" svg:x="0.7114in" svg:y="0.0276in" svg:viewBox="0 0 281 282" svg:d="M150 150h118c6 0 13 0 13-8 0-10-7-10-13-10h-118v-118c0-7 0-14-8-14-10 0-10 7-10 14v118h-118c-7 0-14 0-14 10 0 8 7 8 14 8h118v118c0 6 0 14 10 14 8 0 8-8 8-14z"><text:p/></draw:path><draw:path draw:style-name="gr87" draw:text-style-name="P40" svg:width="0.0661in" svg:height="0.1106in" svg:x="0.876in" svg:y="0.0142in" svg:viewBox="0 0 169 282" svg:d="M32 250l46-45c66-59 91-80 91-122 0-49-37-83-90-83-48 0-79 40-79 77 0 23 22 23 22 23 8 0 22-5 22-22 0-11-8-23-22-23-4 0-4 0-5 1 9-27 32-43 57-43 39 0 57 34 57 70 0 33-22 67-45 92l-81 91c-5 5-5 5-5 16h157l12-73h-11c-2 12-4 31-8 37-4 4-32 4-41 4z"><text:p/></draw:path><draw:path draw:style-name="gr88" draw:text-style-name="P40" svg:width="0.0382in" svg:height="0.1657in" svg:x="0.9677in" svg:y="0.0004in" svg:viewBox="0 0 98 422" svg:d="M98 419c0-1 0-3-7-10-53-53-66-133-66-198 0-73 16-146 69-199 4-5 4-6 4-8 0-3-1-4-4-4-4 0-42 29-68 83-21 45-26 92-26 128 0 34 5 84 28 132 26 53 62 79 66 79 3 0 4-1 4-3z"><text:p/></draw:path><draw:path draw:style-name="gr89" draw:text-style-name="P40" svg:width="0.0898in" svg:height="0.0752in" svg:x="1.0205in" svg:y="0.0512in" svg:viewBox="0 0 229 192" svg:d="M25 162c-1 7-3 17-3 18 0 8 4 12 12 12 4 0 12-4 15-12 1 0 6-20 9-31l8-39c4-8 6-18 8-27s5-21 5-22c6-13 29-51 69-51 19 0 22 15 22 30 0 25-19 80-26 97-4 11-5 15-5 20 0 21 16 35 35 35 40 0 55-61 55-65 0-5-3-5-5-5-4 0-4 2-6 9-9 29-22 51-43 51-7 0-9-3-9-13 0-11 3-21 7-31 7-22 25-68 25-92 0-29-18-46-48-46-38 0-60 26-66 36-2-23-19-36-40-36-19 0-27 17-32 24-6 14-12 40-12 41 0 5 4 5 5 5 5 0 5 0 7-10 7-30 16-50 31-50 9 0 13 4 13 19 0 8-1 13-6 36z"><text:p/></draw:path><draw:path draw:style-name="gr90" draw:text-style-name="P40" svg:width="0.1012in" svg:height="0.0067in" svg:x="1.1661in" svg:y="0.0799in" svg:viewBox="0 0 258 18" svg:d="M244 18c7 0 14 0 14-10 0-8-7-8-14-8h-230c-7 0-14 0-14 8 0 10 7 10 14 10z"><text:p/></draw:path><draw:path draw:style-name="gr91" draw:text-style-name="P40" svg:width="0.0547in" svg:height="0.1106in" svg:x="1.3331in" svg:y="0.0142in" svg:viewBox="0 0 140 282" svg:d="M88 11c0-10 0-11-11-11-27 26-64 26-77 26v15c8 0 34 0 55-12v219c0 16 0 21-38 21h-15v13c15-1 53-1 69-1 18 0 54 0 69 1v-13h-13c-38 0-39-5-39-21z"><text:p/></draw:path><draw:path draw:style-name="gr92" draw:text-style-name="P40" svg:width="0.0382in" svg:height="0.1657in" svg:x="1.4106in" svg:y="0.0004in" svg:viewBox="0 0 98 422" svg:d="M98 211c0-32-4-84-27-132-25-51-63-79-67-79-2 0-4 2-4 4s0 3 7 10c43 41 67 108 67 197 0 72-15 147-68 199-6 6-6 8-6 9 0 2 2 3 4 3 4 0 43-28 68-82 22-46 26-93 26-129z"><text:p/></draw:path><draw:path draw:style-name="gr93" draw:text-style-name="P40" svg:width="0.037in" svg:height="0.1154in" svg:x="1.4988in" svg:y="0.0094in" svg:viewBox="0 0 95 294" svg:d="M61 0l-61 5v13c30 0 34 4 34 23v221c0 19-5 19-34 19v13c14-1 36-1 47-1s32 0 48 1v-13c-29 0-34 0-34-19z"><text:p/></draw:path><draw:path draw:style-name="gr94" draw:text-style-name="P40" svg:width="0.0736in" svg:height="0.076in" svg:x="1.5445in" svg:y="0.0504in" svg:viewBox="0 0 188 194" svg:d="M188 98c0-52-43-98-94-98-53 0-94 46-94 98 0 56 44 96 94 96 51 0 94-42 94-96zM94 185c-18 0-36-10-48-29-10-19-10-44-10-60 0-17 0-40 10-59s31-27 48-27c19 0 37 8 48 26 10 19 10 43 10 60 0 16 0 38-9 56-9 20-28 33-49 33z"><text:p/></draw:path><draw:path draw:style-name="gr95" draw:text-style-name="P40" svg:width="0.076in" svg:height="0.1098in" svg:x="1.6272in" svg:y="0.0488in" svg:viewBox="0 0 194 280" svg:d="M83 119c-37 0-37-42-37-52 0-12 0-25 6-36 3-5 13-17 31-17 36 0 36 42 36 52 0 12 0 25-6 36-5 6-15 17-30 17zM32 136c0-3 0-12 9-21 15 12 33 13 42 13 39 0 68-28 68-61 0-17-7-31-18-41 16-14 31-16 39-16 1 0 3 0 3 0-5 2-6 7-6 12 0 7 6 12 12 12 4 0 13-3 13-12s-6-22-22-22c-9 0-27 2-45 20-18-14-36-15-44-15-40 0-70 29-70 61 0 19 10 35 21 44-6 6-14 21-14 35 0 13 6 30 20 37-27 8-40 27-40 44 0 30 42 54 94 54 50 0 94-23 94-56 0-15-7-36-27-49-24-11-48-11-73-11-11 0-29 0-33 0-13-2-23-15-23-28zM94 269c-44 0-72-22-72-43s16-36 34-36h26c36 0 84 0 84 36 0 21-30 43-72 43z"><text:p/></draw:path><draw:path draw:style-name="gr96" draw:text-style-name="P40" svg:width="0.0898in" svg:height="0.0752in" svg:x="1.7406in" svg:y="0.0512in" svg:viewBox="0 0 229 192" svg:d="M25 162c-1 7-3 17-3 18 0 8 4 12 12 12 4 0 12-4 15-12 1 0 6-20 9-31l8-39c4-8 6-18 8-27s5-21 5-22c6-13 29-51 69-51 19 0 22 15 22 30 0 25-19 80-26 97-4 11-5 15-5 20 0 21 16 35 35 35 40 0 55-61 55-65 0-5-3-5-5-5-4 0-4 2-6 9-9 29-22 51-43 51-7 0-9-3-9-13 0-11 3-21 7-31 7-22 25-68 25-92 0-29-18-46-48-46-38 0-60 26-66 36-2-23-19-36-40-36-19 0-27 17-32 24-6 14-12 40-12 41 0 5 4 5 5 5 5 0 5 0 7-10 7-30 16-50 31-50 9 0 13 4 13 19 0 8-1 13-6 36z"><text:p/></draw:path><draw:path draw:style-name="gr97" draw:text-style-name="P40" svg:width="0.0382in" svg:height="0.1657in" svg:x="1.8449in" svg:y="0.0004in" svg:viewBox="0 0 98 422" svg:d="M98 211c0-32-4-84-27-132-25-51-63-79-67-79-2 0-4 2-4 4s0 3 7 10c43 41 67 108 67 197 0 72-15 147-68 199-6 6-6 8-6 9 0 2 2 3 4 3 4 0 43-28 68-82 22-46 26-93 26-129z"><text:p/></draw:path><draw:path draw:style-name="gr98" draw:text-style-name="P40" svg:width="0.1102in" svg:height="0.039in" svg:x="1.9555in" svg:y="0.0634in" svg:viewBox="0 0 281 100" svg:d="M266 17c8 0 15 0 15-9 0-8-7-8-13-8h-254c-7 0-14 0-14 8 0 9 7 9 14 9zM268 100c6 0 13 0 13-9 0-8-7-8-15-8h-252c-7 0-14 0-14 8 0 9 7 9 14 9z"><text:p/></draw:path><draw:path draw:style-name="gr99" draw:text-style-name="P40" svg:width="0.115in" svg:height="0.1205in" svg:x="2.1291in" svg:y="0.0075in" svg:viewBox="0 0 293 307" svg:d="M293 114c0-68-46-114-108-114-91 0-185 96-185 194 0 71 47 113 108 113 90 0 185-92 185-193zM110 296c-40 0-70-34-70-90 0-18 6-80 38-129 30-45 71-66 104-66 35 0 72 24 72 86 0 30-12 97-52 149-21 25-56 50-92 50z"><text:p/></draw:path><draw:path draw:style-name="gr100" draw:text-style-name="P40" svg:width="0.0382in" svg:height="0.1657in" svg:x="2.2689in" svg:y="0.0004in" svg:viewBox="0 0 98 422" svg:d="M98 419c0-1 0-3-7-10-53-53-66-133-66-198 0-73 16-146 69-199 4-5 4-6 4-8 0-3-1-4-4-4-4 0-42 29-68 83-21 45-26 92-26 128 0 34 5 84 28 132 26 53 62 79 66 79 3 0 4-1 4-3z"><text:p/></draw:path><draw:path draw:style-name="gr101" draw:text-style-name="P40" svg:width="0.0685in" svg:height="0.1138in" svg:x="2.324in" svg:y="0.0142in" svg:viewBox="0 0 175 290" svg:d="M106 132c34-10 58-40 58-73 0-35-37-59-78-59-43 0-74 25-74 58 0 13 10 21 20 21 14 0 23-9 23-21 0-22-20-22-26-22 12-19 41-25 55-25 18 0 42 9 42 47 0 6-1 30-13 49-12 20-27 20-37 21-3 0-14 2-16 2-5 0-7 1-7 4 0 5 2 5 11 5h18c34 0 50 29 50 70 0 57-29 71-48 71-18 0-49-9-65-33 16 3 28-7 28-24 0-14-11-24-23-24-11 0-24 7-24 25 0 39 40 66 85 66 52 0 90-38 90-81 0-34-26-67-69-77z"><text:p/></draw:path><draw:path draw:style-name="gr102" draw:text-style-name="P40" svg:width="0.0898in" svg:height="0.0752in" svg:x="2.4051in" svg:y="0.0512in" svg:viewBox="0 0 229 192" svg:d="M25 162c-1 7-3 17-3 18 0 8 4 12 12 12 4 0 12-4 15-12 1 0 6-20 9-31l8-39c4-8 6-18 8-27s5-21 5-22c6-13 29-51 69-51 19 0 22 15 22 30 0 25-19 80-26 97-4 11-5 15-5 20 0 21 16 35 35 35 40 0 55-61 55-65 0-5-3-5-5-5-4 0-4 2-6 9-9 29-22 51-43 51-7 0-9-3-9-13 0-11 3-21 7-31 7-22 25-68 25-92 0-29-18-46-48-46-38 0-60 26-66 36-2-23-19-36-40-36-19 0-27 17-32 24-6 14-12 40-12 41 0 5 4 5 5 5 5 0 5 0 7-10 7-30 16-50 31-50 9 0 13 4 13 19 0 8-1 13-6 36z"><text:p/></draw:path><draw:path draw:style-name="gr103" draw:text-style-name="P40" svg:width="0.037in" svg:height="0.1154in" svg:x="2.5331in" svg:y="0.0094in" svg:viewBox="0 0 95 294" svg:d="M61 0l-61 5v13c30 0 34 4 34 23v221c0 19-5 19-34 19v13c14-1 36-1 47-1s32 0 48 1v-13c-29 0-34 0-34-19z"><text:p/></draw:path><draw:path draw:style-name="gr104" draw:text-style-name="P40" svg:width="0.0736in" svg:height="0.076in" svg:x="2.578in" svg:y="0.0504in" svg:viewBox="0 0 188 194" svg:d="M188 98c0-52-43-98-94-98-53 0-94 46-94 98 0 56 44 96 94 96 51 0 94-42 94-96zM94 185c-18 0-36-10-48-29-10-19-10-44-10-60 0-17 0-40 10-59s31-27 48-27c19 0 37 8 48 26 10 19 10 43 10 60 0 16 0 38-9 56-9 20-28 33-49 33z"><text:p/></draw:path><draw:path draw:style-name="gr105" draw:text-style-name="P40" svg:width="0.076in" svg:height="0.1098in" svg:x="2.661in" svg:y="0.0488in" svg:viewBox="0 0 194 280" svg:d="M83 119c-37 0-37-42-37-52 0-12 0-25 6-36 3-5 13-17 31-17 36 0 36 42 36 52 0 12 0 25-6 36-5 6-15 17-30 17zM32 136c0-3 0-12 9-21 15 12 33 13 42 13 39 0 68-28 68-61 0-17-7-31-18-41 16-14 31-16 39-16 1 0 3 0 3 0-5 2-6 7-6 12 0 7 6 12 12 12 4 0 13-3 13-12s-6-22-22-22c-9 0-27 2-45 20-18-14-36-15-44-15-40 0-70 29-70 61 0 19 10 35 21 44-6 6-14 21-14 35 0 13 6 30 20 37-27 8-40 27-40 44 0 30 42 54 94 54 50 0 94-23 94-56 0-15-7-36-27-49-24-11-48-11-73-11-11 0-29 0-33 0-13-2-23-15-23-28zM94 269c-44 0-72-22-72-43s16-36 34-36h26c36 0 84 0 84 36 0 21-30 43-72 43z"><text:p/></draw:path><draw:path draw:style-name="gr106" draw:text-style-name="P40" svg:width="0.0898in" svg:height="0.0752in" svg:x="2.774in" svg:y="0.0512in" svg:viewBox="0 0 229 192" svg:d="M25 162c-1 7-3 17-3 18 0 8 4 12 12 12 4 0 12-4 15-12 1 0 6-20 9-31l8-39c4-8 6-18 8-27s5-21 5-22c6-13 29-51 69-51 19 0 22 15 22 30 0 25-19 80-26 97-4 11-5 15-5 20 0 21 16 35 35 35 40 0 55-61 55-65 0-5-3-5-5-5-4 0-4 2-6 9-9 29-22 51-43 51-7 0-9-3-9-13 0-11 3-21 7-31 7-22 25-68 25-92 0-29-18-46-48-46-38 0-60 26-66 36-2-23-19-36-40-36-19 0-27 17-32 24-6 14-12 40-12 41 0 5 4 5 5 5 5 0 5 0 7-10 7-30 16-50 31-50 9 0 13 4 13 19 0 8-1 13-6 36z"><text:p/></draw:path><draw:path draw:style-name="gr107" draw:text-style-name="P40" svg:width="0.1012in" svg:height="0.0067in" svg:x="2.9201in" svg:y="0.0799in" svg:viewBox="0 0 258 18" svg:d="M244 18c7 0 14 0 14-10 0-8-7-8-14-8h-230c-7 0-14 0-14 8 0 10 7 10 14 10z"><text:p/></draw:path><draw:path draw:style-name="gr108" draw:text-style-name="P40" svg:width="0.0661in" svg:height="0.1106in" svg:x="3.0803in" svg:y="0.0142in" svg:viewBox="0 0 169 282" svg:d="M32 250l46-45c66-59 91-80 91-122 0-49-37-83-90-83-48 0-79 40-79 77 0 23 22 23 22 23 8 0 22-5 22-22 0-11-8-23-22-23-4 0-4 0-5 1 9-27 32-43 57-43 39 0 57 34 57 70 0 33-22 67-45 92l-81 91c-5 5-5 5-5 16h157l12-73h-11c-2 12-4 31-8 37-4 4-32 4-41 4z"><text:p/></draw:path><draw:path draw:style-name="gr109" draw:text-style-name="P40" svg:width="0.037in" svg:height="0.1154in" svg:x="3.1886in" svg:y="0.0094in" svg:viewBox="0 0 95 294" svg:d="M61 0l-61 5v13c30 0 34 4 34 23v221c0 19-5 19-34 19v13c14-1 36-1 47-1s32 0 48 1v-13c-29 0-34 0-34-19z"><text:p/></draw:path><draw:path draw:style-name="gr110" draw:text-style-name="P40" svg:width="0.0736in" svg:height="0.076in" svg:x="3.2339in" svg:y="0.0504in" svg:viewBox="0 0 188 194" svg:d="M188 98c0-52-43-98-94-98-53 0-94 46-94 98 0 56 44 96 94 96 51 0 94-42 94-96zM94 185c-18 0-36-10-48-29-10-19-10-44-10-60 0-17 0-40 10-59s31-27 48-27c19 0 37 8 48 26 10 19 10 43 10 60 0 16 0 38-9 56-9 20-28 33-49 33z"><text:p/></draw:path><draw:path draw:style-name="gr111" draw:text-style-name="P40" svg:width="0.076in" svg:height="0.1098in" svg:x="3.3165in" svg:y="0.0488in" svg:viewBox="0 0 194 280" svg:d="M83 119c-37 0-37-42-37-52 0-12 0-25 6-36 3-5 13-17 31-17 36 0 36 42 36 52 0 12 0 25-6 36-5 6-15 17-30 17zM32 136c0-3 0-12 9-21 15 12 33 13 42 13 39 0 68-28 68-61 0-17-7-31-18-41 16-14 31-16 39-16 1 0 3 0 3 0-5 2-6 7-6 12 0 7 6 12 12 12 4 0 13-3 13-12s-6-22-22-22c-9 0-27 2-45 20-18-14-36-15-44-15-40 0-70 29-70 61 0 19 10 35 21 44-6 6-14 21-14 35 0 13 6 30 20 37-27 8-40 27-40 44 0 30 42 54 94 54 50 0 94-23 94-56 0-15-7-36-27-49-24-11-48-11-73-11-11 0-29 0-33 0-13-2-23-15-23-28zM94 269c-44 0-72-22-72-43s16-36 34-36h26c36 0 84 0 84 36 0 21-30 43-72 43z"><text:p/></draw:path><draw:path draw:style-name="gr112" draw:text-style-name="P40" svg:width="0.0898in" svg:height="0.0752in" svg:x="3.4299in" svg:y="0.0512in" svg:viewBox="0 0 229 192" svg:d="M25 162c-1 7-3 17-3 18 0 8 4 12 12 12 4 0 12-4 15-12 1 0 6-20 9-31l8-39c4-8 6-18 8-27s5-21 5-22c6-13 29-51 69-51 19 0 22 15 22 30 0 25-19 80-26 97-4 11-5 15-5 20 0 21 16 35 35 35 40 0 55-61 55-65 0-5-3-5-5-5-4 0-4 2-6 9-9 29-22 51-43 51-7 0-9-3-9-13 0-11 3-21 7-31 7-22 25-68 25-92 0-29-18-46-48-46-38 0-60 26-66 36-2-23-19-36-40-36-19 0-27 17-32 24-6 14-12 40-12 41 0 5 4 5 5 5 5 0 5 0 7-10 7-30 16-50 31-50 9 0 13 4 13 19 0 8-1 13-6 36z"><text:p/></draw:path><draw:path draw:style-name="gr113" draw:text-style-name="P40" svg:width="0.0382in" svg:height="0.1657in" svg:x="3.5343in" svg:y="0.0004in" svg:viewBox="0 0 98 422" svg:d="M98 211c0-32-4-84-27-132-25-51-63-79-67-79-2 0-4 2-4 4s0 3 7 10c43 41 67 108 67 197 0 72-15 147-68 199-6 6-6 8-6 9 0 2 2 3 4 3 4 0 43-28 68-82 22-46 26-93 26-129z"><text:p/></draw:path><draw:path draw:style-name="gr114" draw:text-style-name="P40" svg:width="0.1102in" svg:height="0.039in" svg:x="3.6449in" svg:y="0.0634in" svg:viewBox="0 0 281 100" svg:d="M266 17c8 0 15 0 15-9 0-8-7-8-13-8h-254c-7 0-14 0-14 8 0 9 7 9 14 9zM268 100c6 0 13 0 13-9 0-8-7-8-15-8h-252c-7 0-14 0-14 8 0 9 7 9 14 9z"><text:p/></draw:path><draw:path draw:style-name="gr115" draw:text-style-name="P40" svg:width="0.115in" svg:height="0.1205in" svg:x="3.8189in" svg:y="0.0075in" svg:viewBox="0 0 293 307" svg:d="M293 114c0-68-46-114-108-114-91 0-185 96-185 194 0 71 47 113 108 113 90 0 185-92 185-193zM110 296c-40 0-70-34-70-90 0-18 6-80 38-129 29-45 71-66 104-66 35 0 72 24 72 86 0 30-12 97-52 149-21 25-56 50-92 50z"><text:p/></draw:path><draw:path draw:style-name="gr116" draw:text-style-name="P40" svg:width="0.0382in" svg:height="0.1657in" svg:x="3.9583in" svg:y="0.0004in" svg:viewBox="0 0 98 422" svg:d="M98 419c0-1 0-3-7-10-53-53-66-133-66-198 0-73 16-146 69-199 4-5 4-6 4-8 0-3-1-4-4-4-4 0-42 29-68 83-21 45-26 92-26 128 0 34 5 84 28 132 26 53 62 79 66 79 3 0 4-1 4-3z"><text:p/></draw:path><draw:path draw:style-name="gr117" draw:text-style-name="P40" svg:width="0.037in" svg:height="0.1154in" svg:x="4.0118in" svg:y="0.0094in" svg:viewBox="0 0 95 294" svg:d="M61 0l-61 5v13c30 0 34 4 34 23v221c0 19-5 19-34 19v13c14-1 36-1 47-1s32 0 48 1v-13c-29 0-34 0-34-19z"><text:p/></draw:path><draw:path draw:style-name="gr118" draw:text-style-name="P40" svg:width="0.0736in" svg:height="0.076in" svg:x="4.0571in" svg:y="0.0504in" svg:viewBox="0 0 188 194" svg:d="M188 98c0-52-43-98-94-98-53 0-94 46-94 98 0 56 44 96 94 96 51 0 94-42 94-96zM94 185c-18 0-36-10-48-29-10-19-10-44-10-60 0-17 0-40 10-59s31-27 48-27c19 0 37 8 48 26 10 19 10 43 10 60 0 16 0 38-9 56-9 20-28 33-49 33z"><text:p/></draw:path><draw:path draw:style-name="gr119" draw:text-style-name="P40" svg:width="0.076in" svg:height="0.1098in" svg:x="4.1402in" svg:y="0.0488in" svg:viewBox="0 0 194 280" svg:d="M83 119c-37 0-37-42-37-52 0-12 0-25 6-36 3-5 13-17 31-17 36 0 36 42 36 52 0 12 0 25-6 36-5 6-15 17-30 17zM32 136c0-3 0-12 9-21 15 12 33 13 42 13 39 0 68-28 68-61 0-17-7-31-18-41 16-14 31-16 39-16 1 0 3 0 3 0-5 2-6 7-6 12 0 7 6 12 12 12 4 0 13-3 13-12s-6-22-22-22c-9 0-27 2-45 20-18-14-36-15-44-15-40 0-70 29-70 61 0 19 10 35 21 44-6 6-14 21-14 35 0 13 6 30 20 37-27 8-40 27-40 44 0 30 42 54 94 54 50 0 94-23 94-56 0-15-7-36-27-49-24-11-48-11-73-11-11 0-29 0-33 0-13-2-23-15-23-28zM94 269c-44 0-72-22-72-43s16-36 34-36h26c36 0 84 0 84 36 0 21-30 43-72 43z"><text:p/></draw:path><draw:path draw:style-name="gr120" draw:text-style-name="P40" svg:width="0.0898in" svg:height="0.0752in" svg:x="4.2535in" svg:y="0.0512in" svg:viewBox="0 0 229 192" svg:d="M25 162c-1 7-3 17-3 18 0 8 4 12 12 12 4 0 12-4 15-12 1 0 6-20 9-31l8-39c4-8 6-18 8-27s5-21 5-22c6-13 29-51 69-51 19 0 22 15 22 30 0 25-19 80-26 97-4 11-5 15-5 20 0 21 16 35 35 35 40 0 55-61 55-65 0-5-3-5-5-5-4 0-4 2-6 9-9 29-22 51-43 51-7 0-9-3-9-13 0-11 3-21 7-31 7-22 25-68 25-92 0-29-18-46-48-46-38 0-60 26-66 36-2-23-19-36-40-36-19 0-27 17-32 24-6 14-12 40-12 41 0 5 4 5 5 5 5 0 5 0 7-10 7-30 16-50 31-50 9 0 13 4 13 19 0 8-1 13-6 36z"><text:p/></draw:path><draw:path draw:style-name="gr121" draw:text-style-name="P40" svg:width="0.0382in" svg:height="0.1657in" svg:x="4.3575in" svg:y="0.0004in" svg:viewBox="0 0 98 422" svg:d="M98 211c0-32-4-84-27-132-25-51-63-79-67-79-2 0-4 2-4 4s0 3 7 10c43 41 67 108 67 197 0 72-15 147-68 199-6 6-6 8-6 9 0 2 2 3 4 3 4 0 43-28 68-82 22-46 26-93 26-129z"><text:p/></draw:path></draw:g></text:span><text:span text:style-name="T38"><text:s/>to build the Huffman tree.</text:span></text:p>
      <text:p text:style-name="P21"/>
      <text:p text:style-name="P28"><text:soft-page-break/>Binary Search Tree<text:span text:style-name="T4">. Building the binary search tree should nominally have an average complexity of </text:span><text:span text:style-name="T4"><draw:g text:anchor-type="as-char" svg:y="-0.1252in" draw:z-index="13" draw:style-name="gr1"><svg:title>TexMaths</svg:title><svg:desc>12§display§O(n\log n)§svg§600§FALSE§</svg:desc><draw:polygon draw:style-name="gr122" draw:text-style-name="P39" svg:width="0.7295in" svg:height="0.1657in" svg:x="0in" svg:y="0.0004in" svg:viewBox="0 0 1854 422" draw:points="927,422 0,422 0,0 1854,0 1854,422"><text:p/></draw:polygon><draw:path draw:style-name="gr123" draw:text-style-name="P40" svg:width="0.115in" svg:height="0.1205in" svg:x="0.0087in" svg:y="0.0075in" svg:viewBox="0 0 293 307" svg:d="M293 114c0-68-46-114-108-114-91 0-185 96-185 194 0 71 47 113 108 113 90 0 185-92 185-193zM110 296c-40 0-70-34-70-90 0-18 6-80 38-129 30-45 71-66 104-66 35 0 72 24 72 86 0 30-12 97-52 149-21 25-56 50-92 50z"><text:p/></draw:path><draw:path draw:style-name="gr124" draw:text-style-name="P40" svg:width="0.0382in" svg:height="0.1657in" svg:x="0.148in" svg:y="0.0004in" svg:viewBox="0 0 98 422" svg:d="M98 419c0-1 0-3-7-10-53-53-66-133-66-198 0-73 16-146 69-199 4-5 4-6 4-8 0-3-1-4-4-4-4 0-42 29-68 83-21 45-26 92-26 128 0 34 5 84 28 132 26 53 62 79 66 79 3 0 4-1 4-3z"><text:p/></draw:path><draw:path draw:style-name="gr125" draw:text-style-name="P40" svg:width="0.0898in" svg:height="0.0752in" svg:x="0.2008in" svg:y="0.0512in" svg:viewBox="0 0 229 192" svg:d="M25 162c-1 7-3 17-3 18 0 8 4 12 12 12 4 0 12-4 15-12 1 0 6-20 9-31l8-39c4-8 6-18 8-27s5-21 5-22c6-13 29-51 69-51 19 0 22 15 22 30 0 25-19 80-26 97-4 11-5 15-5 20 0 21 16 35 35 35 40 0 55-61 55-65 0-5-3-5-5-5-4 0-4 2-6 9-9 29-22 51-43 51-7 0-9-3-9-13 0-11 3-21 7-31 7-22 25-68 25-92 0-29-18-46-48-46-38 0-60 26-66 36-2-23-19-36-40-36-19 0-27 17-32 24-6 14-12 40-12 41 0 5 4 5 5 5 5 0 5 0 7-10 7-30 16-50 31-50 9 0 13 4 13 19 0 8-1 13-6 36z"><text:p/></draw:path><draw:path draw:style-name="gr126" draw:text-style-name="P40" svg:width="0.037in" svg:height="0.1154in" svg:x="0.3287in" svg:y="0.0094in" svg:viewBox="0 0 95 294" svg:d="M61 0l-61 5v13c30 0 34 4 34 23v221c0 19-5 19-34 19v13c14-1 36-1 47-1s32 0 48 1v-13c-29 0-34 0-34-19z"><text:p/></draw:path><draw:path draw:style-name="gr127" draw:text-style-name="P40" svg:width="0.0736in" svg:height="0.076in" svg:x="0.3736in" svg:y="0.0504in" svg:viewBox="0 0 188 194" svg:d="M188 98c0-52-43-98-94-98-53 0-94 46-94 98 0 56 44 96 94 96 51 0 94-42 94-96zM94 185c-18 0-36-10-48-29-10-19-10-44-10-60 0-17 0-40 10-59s31-27 48-27c19 0 37 8 48 26 10 19 10 43 10 60 0 16 0 38-9 56-9 20-28 33-49 33z"><text:p/></draw:path><draw:path draw:style-name="gr128" draw:text-style-name="P40" svg:width="0.076in" svg:height="0.1098in" svg:x="0.4567in" svg:y="0.0488in" svg:viewBox="0 0 194 280" svg:d="M83 119c-37 0-37-42-37-52 0-12 0-25 6-36 3-5 13-17 31-17 36 0 36 42 36 52 0 12 0 25-6 36-5 6-15 17-30 17zM32 136c0-3 0-12 9-21 15 12 33 13 42 13 39 0 68-28 68-61 0-17-7-31-18-41 16-14 31-16 39-16 1 0 3 0 3 0-5 2-6 7-6 12 0 7 6 12 12 12 4 0 13-3 13-12s-6-22-22-22c-9 0-27 2-45 20-18-14-36-15-44-15-40 0-70 29-70 61 0 19 10 35 21 44-6 6-14 21-14 35 0 13 6 30 20 37-27 8-40 27-40 44 0 30 42 54 94 54 50 0 94-23 94-56 0-15-7-36-27-49-24-11-48-11-73-11-11 0-29 0-33 0-13-2-23-15-23-28zM94 269c-44 0-72-22-72-43s16-36 34-36h26c36 0 84 0 84 36 0 21-30 43-72 43z"><text:p/></draw:path><draw:path draw:style-name="gr129" draw:text-style-name="P40" svg:width="0.0898in" svg:height="0.0752in" svg:x="0.5701in" svg:y="0.0512in" svg:viewBox="0 0 229 192" svg:d="M25 162c-1 7-3 17-3 18 0 8 4 12 12 12 4 0 12-4 15-12 1 0 6-20 9-31l8-39c4-8 6-18 8-27s5-21 5-22c6-13 29-51 69-51 19 0 22 15 22 30 0 25-19 80-26 97-4 11-5 15-5 20 0 21 16 35 35 35 40 0 55-61 55-65 0-5-3-5-5-5-4 0-4 2-6 9-9 29-22 51-43 51-7 0-9-3-9-13 0-11 3-21 7-31 7-22 25-68 25-92 0-29-18-46-48-46-38 0-60 26-66 36-2-23-19-36-40-36-19 0-27 17-32 24-6 14-12 40-12 41 0 5 4 5 5 5 5 0 5 0 7-10 7-30 16-50 31-50 9 0 13 4 13 19 0 8-1 13-6 36z"><text:p/></draw:path><draw:path draw:style-name="gr130" draw:text-style-name="P40" svg:width="0.0382in" svg:height="0.1657in" svg:x="0.6744in" svg:y="0.0004in" svg:viewBox="0 0 98 422" svg:d="M98 211c0-32-4-84-27-132-25-51-63-79-67-79-2 0-4 2-4 4s0 3 7 10c43 41 67 108 67 197 0 72-15 147-68 199-6 6-6 8-6 9 0 2 2 3 4 3 4 0 43-28 68-82 22-46 26-93 26-129z"><text:p/></draw:path></draw:g></text:span><text:span text:style-name="T4">, but this is based on an assumption that the tree is fairly dense and has a height of about </text:span><text:span text:style-name="T4"><draw:g text:anchor-type="as-char" svg:y="-0.1173in" draw:z-index="14" draw:style-name="gr1"><svg:title>TexMaths</svg:title><svg:desc>12§display§\log n§svg§600§FALSE§</svg:desc><draw:polygon draw:style-name="gr131" draw:text-style-name="P39" svg:width="0.3417in" svg:height="0.1488in" svg:x="0in" svg:y="0in" svg:viewBox="0 0 869 379" draw:points="434,379 0,379 0,0 869,0 869,379"><text:p/></draw:polygon><draw:path draw:style-name="gr132" draw:text-style-name="P40" svg:width="0.037in" svg:height="0.1157in" svg:x="0.0051in" svg:y="0in" svg:viewBox="0 0 95 295" svg:d="M61 0l-61 5v13c30 0 34 4 34 23v222c0 19-5 19-34 19v13c14-1 36-1 47-1s32 0 48 1v-13c-29 0-34 0-34-19z"><text:p/></draw:path><draw:path draw:style-name="gr133" draw:text-style-name="P40" svg:width="0.0736in" svg:height="0.0772in" svg:x="0.0504in" svg:y="0.0413in" svg:viewBox="0 0 188 197" svg:d="M188 100c0-54-43-100-94-100-53 0-94 46-94 100s44 97 94 97c51 0 94-44 94-97zM94 186c-18 0-36-10-48-29-10-18-10-45-10-61s0-39 10-59c10-19 31-27 48-27 19 0 37 8 48 26 10 19 10 44 10 60s0 39-9 57c-9 19-28 33-49 33z"><text:p/></draw:path><draw:path draw:style-name="gr134" draw:text-style-name="P40" svg:width="0.076in" svg:height="0.1102in" svg:x="0.1339in" svg:y="0.0402in" svg:viewBox="0 0 194 281" svg:d="M83 119c-37 0-37-42-37-51 0-13 0-26 6-37 3-4 13-17 31-17 36 0 36 43 36 52 0 12 0 26-6 36-5 7-15 17-30 17zM32 136c0-2 0-12 9-20 15 13 33 13 42 13 39 0 68-29 68-61 0-17-7-32-18-41 16-15 31-17 39-17 1 0 3 0 3 0-5 2-6 7-6 12 0 7 6 12 12 12 4 0 13-3 13-12s-6-22-22-22c-9 0-27 2-45 20-18-14-36-15-44-15-40 0-70 29-70 61 0 20 10 35 21 45-6 6-14 20-14 35 0 13 6 30 20 37-27 9-40 27-40 44 0 30 42 54 94 54 50 0 94-22 94-56 0-14-7-36-27-48-24-12-48-12-73-12-11 0-29 0-33 0-13-2-23-16-23-29zM94 270c-44 0-72-20-72-43 0-21 16-35 34-37h26c36 0 84 0 84 37 0 23-30 43-72 43z"><text:p/></draw:path><draw:path draw:style-name="gr135" draw:text-style-name="P40" svg:width="0.0898in" svg:height="0.0756in" svg:x="0.2465in" svg:y="0.0425in" svg:viewBox="0 0 229 193" svg:d="M25 163c-1 7-3 17-3 19 0 7 4 11 12 11 4 0 12-4 15-11 1-1 6-22 9-33l8-38c4-9 6-18 8-28 2-8 5-20 5-22 6-13 29-51 69-51 19 0 22 15 22 30 0 25-19 81-26 99-4 9-5 14-5 19 0 20 16 35 35 35 40 0 55-62 55-65 0-4-3-4-5-4-4 0-4 0-6 7-9 29-22 52-43 52-7 0-9-3-9-13 0-11 3-22 7-31 7-22 25-69 25-93 0-29-18-46-48-46-38 0-60 27-66 36-2-23-19-36-40-36-19 0-27 17-32 24-6 15-12 40-12 41 0 5 4 5 5 5 5 0 5 0 7-10 7-30 16-50 31-50 9 0 13 4 13 19 0 8-1 13-6 36z"><text:p/></draw:path></draw:g></text:span><text:span text:style-name="T4">. As discussed above, this implementation doesn’t have any mechanisms that attempt to optimize the height of the binary tree, and the height could be as large as </text:span><text:span text:style-name="T4"><draw:g text:anchor-type="as-char" svg:y="-0.0756in" draw:z-index="15" draw:style-name="gr1"><svg:title>TexMaths</svg:title><svg:desc>12§display§n§svg§600§FALSE§</svg:desc><draw:polygon draw:style-name="gr136" draw:text-style-name="P39" svg:width="0.0996in" svg:height="0.0713in" svg:x="0in" svg:y="0.002in" svg:viewBox="0 0 254 182" draw:points="127,182 0,182 0,0 254,0 254,182"><text:p/></draw:polygon><draw:path draw:style-name="gr137" draw:text-style-name="P40" svg:width="0.0898in" svg:height="0.0752in" svg:x="0.0047in" svg:y="0in" svg:viewBox="0 0 229 192" svg:d="M25 162c-1 7-3 16-3 18 0 8 4 12 12 12 4 0 12-4 15-12 1 0 6-21 9-31l8-39c4-8 6-18 8-27s5-21 5-22c6-13 29-51 69-51 19 0 22 15 22 30 0 25-19 80-26 97-4 10-5 15-5 20 0 20 16 35 35 35 40 0 55-61 55-65 0-5-3-5-5-5-4 0-4 1-6 9-9 28-22 51-43 51-7 0-9-4-9-13 0-11 3-22 7-31 7-22 25-69 25-92 0-29-18-46-48-46-38 0-60 26-66 36-2-23-19-36-40-36-19 0-27 17-32 24-6 14-12 39-12 41 0 4 4 4 5 4 5 0 5 0 7-9 7-30 16-50 31-50 9 0 13 4 13 19 0 8-1 13-6 36z"><text:p/></draw:path></draw:g></text:span><text:span text:style-name="T4">. Because of this, the complexity of building the worst-case tree is about </text:span><text:span text:style-name="T4"><draw:g text:anchor-type="as-char" svg:y="-0.1846in" draw:z-index="16" draw:style-name="gr1"><svg:title>TexMaths</svg:title><svg:desc>12§display§O(\frac{n}{2})§svg§600§FALSE§</svg:desc><draw:polygon draw:style-name="gr138" draw:text-style-name="P39" svg:width="0.3996in" svg:height="0.2976in" svg:x="0in" svg:y="0.002in" svg:viewBox="0 0 1016 757" draw:points="509,757 0,757 0,0 1016,0 1016,757"><text:p/></draw:polygon><draw:path draw:style-name="gr139" draw:text-style-name="P40" svg:width="0.115in" svg:height="0.1205in" svg:x="0.0087in" svg:y="0.0693in" svg:viewBox="0 0 293 307" svg:d="M293 114c0-68-46-114-108-114-91 0-185 96-185 194 0 71 47 113 108 113 90 0 185-92 185-193zM110 296c-40 0-70-34-70-90 0-18 6-80 38-129 30-45 71-66 104-66 35 0 72 24 72 86 0 30-12 97-52 149-21 25-56 50-92 50z"><text:p/></draw:path><draw:path draw:style-name="gr140" draw:text-style-name="P40" svg:width="0.0382in" svg:height="0.1657in" svg:x="0.148in" svg:y="0.0614in" svg:viewBox="0 0 98 422" svg:d="M98 419c0-1 0-3-7-10-53-53-66-133-66-198 0-73 16-146 69-199 4-5 4-6 4-8 0-3-1-4-4-4-4 0-42 29-68 83-21 45-26 92-26 128 0 34 5 84 28 132 26 52 62 79 66 79 3 0 4-1 4-3z"><text:p/></draw:path><draw:path draw:style-name="gr141" draw:text-style-name="P40" svg:width="0.0898in" svg:height="0.0752in" svg:x="0.2205in" svg:y="0in" svg:viewBox="0 0 229 192" svg:d="M25 162c-1 7-3 17-3 18 0 8 4 12 12 12 4 0 12-4 15-12 1 0 6-20 9-31l8-39c4-8 6-18 8-27s5-21 5-22c6-13 29-51 69-51 19 0 22 15 22 30 0 25-19 80-26 97-4 11-5 15-5 20 0 21 16 35 35 35 40 0 55-61 55-65 0-5-3-5-5-5-4 0-4 2-6 9-9 29-22 51-43 51-7 0-9-3-9-13 0-11 3-21 7-31 7-22 25-68 25-92 0-29-18-46-48-46-38 0-60 26-66 36-2-23-19-36-40-36-19 0-27 17-32 24-6 14-12 40-12 41 0 5 4 5 5 5 5 0 5 0 7-10 7-30 16-50 31-50 9 0 13 4 13 19 0 8-1 13-6 36z"><text:p/></draw:path><draw:polygon draw:style-name="gr142" draw:text-style-name="P40" svg:width="0.0996in" svg:height="0.0067in" svg:x="0.2157in" svg:y="0.1406in" svg:viewBox="0 0 254 18" draw:points="127,18 0,18 0,0 254,0 254,18"><text:p/></draw:polygon><draw:path draw:style-name="gr143" draw:text-style-name="P40" svg:width="0.0661in" svg:height="0.1106in" svg:x="0.2323in" svg:y="0.189in" svg:viewBox="0 0 169 282" svg:d="M32 250l46-45c66-59 91-80 91-122 0-49-37-83-90-83-48 0-79 40-79 77 0 23 22 23 22 23 8 0 22-5 22-22 0-11-8-23-22-23-4 0-4 0-5 1 9-27 32-43 57-43 39 0 57 34 57 70 0 33-22 67-45 92l-81 91c-5 5-5 5-5 16h157l12-73h-11c-2 12-4 31-8 37-4 4-32 4-41 4z"><text:p/></draw:path><draw:path draw:style-name="gr144" draw:text-style-name="P40" svg:width="0.0382in" svg:height="0.1657in" svg:x="0.3445in" svg:y="0.0614in" svg:viewBox="0 0 98 422" svg:d="M98 211c0-32-4-84-27-132-25-51-63-79-67-79-2 0-4 2-4 4s0 3 7 10c43 41 67 108 67 197 0 72-15 147-68 199-6 6-6 8-6 9 0 2 2 3 4 3 4 0 43-28 68-82 22-46 26-93 26-129z"><text:p/></draw:path></draw:g></text:span><text:span text:style-name="T4">. Locating items in the tree has the same cost and considerations (since building the tree is essentially just a matter of searching for the right location and then trivially placing the item there). </text:span></text:p>
      <text:p text:style-name="P28"><text:span text:style-name="T4"/></text:p>
      <text:p text:style-name="P29">Compression<text:span text:style-name="T4">. </text:span><text:span text:style-name="T10">The Huffman encoding implemented by this program does provide potential compression, and the program’s output provide statistics on how much compression is generated. It looks at the actual memory required to store the clear text String and then calculates how many bytes would be required to store the Huffman-encoded equivalent. Note that these Huffman-encoded strings are themselves stored as Strings, not as binary sequences, so these figures merely represent the potential compression that could be used if we implemented a binary output format. </text:span></text:p>
      <text:p text:style-name="P29"><text:span text:style-name="T10"/></text:p>
      <text:p text:style-name="P29"><text:span text:style-name="T10">In general, with the provided frequency table, we achieve an encoded size of about 45-55% of what was required to store the clear text String. However, when rich-text mode is enabled, these figures deteriorate significantly. This is expected since, by increasing the number of characters in the Huffman tree, we are likely the increase the depth of the Huffman tree, which in turn increases the length of the code for each character covered by the Huffman tree. </text:span><text:span text:style-name="T11">It’s also noteworthy that </text:span><text:span text:style-name="T12">when the input string has a lot of low-frequency characters, like Z(3), Q(1), and Y(8), the overall compression decreases. For example, the string ZEPHYRQZULU only comes in at 67%, which is much higher than the more average cases in the 50% area. This, too, is by design because the Huffman encoding scheme attempts to give shorter codes to the most frequently used characters, which will leads to better overall compression on average—even if not in the particular case.</text:span></text:p>
      <text:p text:style-name="P12"/>
      <text:p text:style-name="P22"><text:span text:style-name="T1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Inconsolata" svg:font-family="Inconsolata" style:font-pitch="fixed"/>
    <style:font-face style:name="Equity Text A" svg:font-family="'Equity Text A'"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402in" fo:margin-bottom="0.7402in" fo:margin-left="0.7402in" fo:margin-right="0.7402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02T17:29:25.934541544</meta:creation-date>
    <dc:date>2019-04-23T20:42:06.411173010</dc:date>
    <meta:editing-duration>PT4H25M34S</meta:editing-duration>
    <meta:editing-cycles>40</meta:editing-cycles>
    <meta:generator>LibreOffice/6.0.7.3$Linux_X86_64 LibreOffice_project/00m0$Build-3</meta:generator>
    <meta:document-statistic meta:table-count="0" meta:image-count="0" meta:object-count="0" meta:page-count="5" meta:paragraph-count="47" meta:word-count="2719" meta:character-count="16153" meta:non-whitespace-character-count="13428"/>
  </office:meta>
</office:document-meta>
</file>